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¿Cuál es la fórmula de la ley de Ohm?</text:p>
      <text:p text:style-name="Standard">a) V = I * R</text:p>
      <text:p text:style-name="Standard">b) P = V * I</text:p>
      <text:p text:style-name="Standard">c) R = V / I</text:p>
      <text:p text:style-name="Standard">d) I = V / R</text:p>
      <text:p text:style-name="Standard"/>
      <text:p text:style-name="Standard">¿Qué representa la variable 'V' en la ley de Ohm?</text:p>
      <text:p text:style-name="Standard">a) La resistencia eléctrica</text:p>
      <text:p text:style-name="Standard">b) La corriente eléctrica</text:p>
      <text:p text:style-name="Standard">c) La diferencia de potencial (voltaje)</text:p>
      <text:p text:style-name="Standard">d) La potencia eléctrica</text:p>
      <text:p text:style-name="Standard"/>
      <text:p text:style-name="Standard">¿Cuál de las siguientes afirmaciones describe mejor la ley de Ohm?</text:p>
      <text:p text:style-name="Standard">a) La corriente es directamente proporcional al voltaje y a la resistencia.</text:p>
      <text:p text:style-name="Standard">b) El voltaje es inversamente proporcional a la corriente y a la resistencia.</text:p>
      <text:p text:style-name="Standard">c) La resistencia es directamente proporcional al voltaje e inversamente proporcional a la corriente.</text:p>
      <text:p text:style-name="Standard">d) La corriente es inversamente proporcional al voltaje y a la resistencia.</text:p>
      <text:p text:style-name="Standard"/>
      <text:p text:style-name="Standard">¿Cuál es la unidad de medida de la resistencia eléctrica?</text:p>
      <text:p text:style-name="Standard">a) Voltio (V)</text:p>
      <text:p text:style-name="Standard">b) Amperio (A)</text:p>
      <text:p text:style-name="Standard">c) Ohmio (Ω)</text:p>
      <text:p text:style-name="Standard">d) Vatio (W)</text:p>
      <text:p text:style-name="Standard"/>
      <text:p text:style-name="Standard">¿Cuál de las siguientes ecuaciones representa la potencia eléctrica en función de la corriente y el voltaje?</text:p>
      <text:p text:style-name="Standard">a) P = I / V</text:p>
      <text:p text:style-name="Standard">b) P = V / R</text:p>
      <text:p text:style-name="Standard">c) P = V * I</text:p>
      <text:p text:style-name="Standard">d) P = R * I^2</text:p>
      <text:p text:style-name="Standard"/>
      <text:p text:style-name="Standard">¿Cuál es la unidad de medida de la potencia eléctrica?</text:p>
      <text:p text:style-name="Standard">a) Voltio (V)</text:p>
      <text:p text:style-name="Standard">b) Amperio (A)</text:p>
      <text:p text:style-name="Standard">c) Ohmio (Ω)</text:p>
      <text:p text:style-name="Standard">d) Vatio (W)</text:p>
      <text:p text:style-name="Standard"/>
      <text:p text:style-name="Standard">¿Cuál es la relación entre la resistencia y la corriente en un circuito eléctrico según la ley de Ohm?</text:p>
      <text:p text:style-name="Standard">a) Directamente proporcional</text:p>
      <text:p text:style-name="Standard">b) Inversamente proporcional</text:p>
      <text:p text:style-name="Standard">c) No hay relación</text:p>
      <text:p text:style-name="Standard">d) Exponencial</text:p>
      <text:p text:style-name="Standard"/>
      <text:p text:style-name="Standard">¿Qué ocurre con la corriente en un circuito si se duplica el voltaje y se mantiene constante la resistencia?</text:p>
      <text:p text:style-name="Standard">a) La corriente se duplica</text:p>
      <text:p text:style-name="Standard">b) La corriente se divide a la mitad</text:p>
      <text:p text:style-name="Standard">c) La corriente permanece constante</text:p>
      <text:p text:style-name="Standard">d) La corriente se anula</text:p>
      <text:p text:style-name="Standard"/>
      <text:p text:style-name="Standard">¿Cuál de las siguientes afirmaciones describe mejor la potencia en un circuito eléctrico?</text:p>
      <text:p text:style-name="Standard"><text:soft-page-break/>a) La potencia es la cantidad de electrones en movimiento.</text:p>
      <text:p text:style-name="Standard">b) La potencia es la cantidad de energía consumida por unidad de tiempo.</text:p>
      <text:p text:style-name="Standard">c) La potencia es la resistencia que ofrece un material al paso de la corriente eléctrica.</text:p>
      <text:p text:style-name="Standard">d) La potencia es la diferencia de potencial entre dos puntos de un circuito.</text:p>
      <text:p text:style-name="Standard"/>
      <text:p text:style-name="Standard">Si un resistor tiene una resistencia de 10 ohmios y una corriente de 2 amperios lo atraviesa, ¿cuál es el voltaje a través del resistor?</text:p>
      <text:p text:style-name="Standard">a) 5 V</text:p>
      <text:p text:style-name="Standard">b) 10 V</text:p>
      <text:p text:style-name="Standard">c) 20 V</text:p>
      <text:p text:style-name="Standard">d) 0.2 V</text:p>
      <text:p text:style-name="Standard"/>
      <text:p text:style-name="Standard">¿Qué sucede con la resistencia total en un circuito en serie?</text:p>
      <text:p text:style-name="Standard">a) Se suma</text:p>
      <text:p text:style-name="Standard">b) Se divide</text:p>
      <text:p text:style-name="Standard">c) Se mantiene constante</text:p>
      <text:p text:style-name="Standard">d) Se anula</text:p>
      <text:p text:style-name="Standard"/>
      <text:p text:style-name="Standard">¿Cuál es la ecuación correcta para calcular la resistencia total en un circuito en serie?</text:p>
      <text:p text:style-name="Standard">a) R_total = R1 * R2</text:p>
      <text:p text:style-name="Standard">b) R_total = R1 + R2</text:p>
      <text:p text:style-name="Standard">c) R_total = R1 / R2</text:p>
      <text:p text:style-name="Standard">d) R_total = R1 - R2</text:p>
      <text:p text:style-name="Standard"/>
      <text:p text:style-name="Standard">¿Qué tipo de conexión se caracteriza por tener un solo camino para la corriente eléctrica?</text:p>
      <text:p text:style-name="Standard">a) Circuito en serie</text:p>
      <text:p text:style-name="Standard">b) Circuito en paralelo</text:p>
      <text:p text:style-name="Standard">c) Circuito mixto</text:p>
      <text:p text:style-name="Standard">d) Circuito cerrado</text:p>
      <text:p text:style-name="Standard"/>
      <text:p text:style-name="Standard">¿Qué sucede con la resistencia total en un circuito en paralelo?</text:p>
      <text:p text:style-name="Standard">a) Se suma</text:p>
      <text:p text:style-name="Standard">b) Se divide</text:p>
      <text:p text:style-name="Standard">c) Se mantiene constante</text:p>
      <text:p text:style-name="Standard">d) Se anula</text:p>
      <text:p text:style-name="Standard"/>
      <text:p text:style-name="Standard">¿Cuál es la ecuación correcta para calcular la resistencia total en un circuito en paralelo?</text:p>
      <text:p text:style-name="Standard">a) 1/R_total = 1/R1 + 1/R2</text:p>
      <text:p text:style-name="Standard">b) R_total = R1 + R2</text:p>
      <text:p text:style-name="Standard">c) R_total = R1 / R2</text:p>
      <text:p text:style-name="Standard">d) R_total = R1 - R2</text:p>
      <text:p text:style-name="Standard"/>
      <text:p text:style-name="Standard">¿Qué tipo de conexión se caracteriza por tener múltiples caminos para la corriente eléctrica?</text:p>
      <text:p text:style-name="Standard">a) Circuito en serie</text:p>
      <text:p text:style-name="Standard">b) Circuito en paralelo</text:p>
      <text:p text:style-name="Standard">c) Circuito mixto</text:p>
      <text:p text:style-name="Standard">d) Circuito abierto</text:p>
      <text:p text:style-name="Standard"/>
      <text:p text:style-name="Standard">¿Qué relación hay entre la potencia, la corriente y la resistencia en un circuito?</text:p>
      <text:p text:style-name="Standard">a) P = I / R</text:p>
      <text:p text:style-name="Standard">b) P = R / I</text:p>
      <text:p text:style-name="Standard">c) P = I^2 * R</text:p>
      <text:p text:style-name="Standard"><text:soft-page-break/>d) P = R^2 / I</text:p>
      <text:p text:style-name="Standard"/>
      <text:p text:style-name="Standard">Si se duplica la resistencia en un circuito y se mantiene constante la corriente, ¿qué sucede con la potencia disipada?</text:p>
      <text:p text:style-name="Standard">a) Se duplica</text:p>
      <text:p text:style-name="Standard">b) Se divide a la mitad</text:p>
      <text:p text:style-name="Standard">c) Permanece constante</text:p>
      <text:p text:style-name="Standard">d) Se anula</text:p>
      <text:p text:style-name="Standard"/>
      <text:p text:style-name="Standard">¿Cuál es la ecuación correcta para calcular la potencia disipada en un resistor?</text:p>
      <text:p text:style-name="Standard">a) P = I^2 * R</text:p>
      <text:p text:style-name="Standard">b) P = V / I</text:p>
      <text:p text:style-name="Standard">c) P = R / I</text:p>
      <text:p text:style-name="Standard">d) P = V - I</text:p>
      <text:p text:style-name="Standard"/>
      <text:p text:style-name="Standard">¿Cuál es la relación entre el voltaje y la corriente en un resistor de acuerdo con la ley de Ohm?</text:p>
      <text:p text:style-name="Standard">a) Directamente proporcional</text:p>
      <text:p text:style-name="Standard">b) Inversamente proporcional</text:p>
      <text:p text:style-name="Standard">c) Exponencial</text:p>
      <text:p text:style-name="Standard">d) No hay relación</text:p>
      <text:p text:style-name="Standard"/>
      <text:p text:style-name="Standard">¿Cuál es la unidad de medida de la corriente eléctrica?</text:p>
      <text:p text:style-name="Standard">a) Voltio (V)</text:p>
      <text:p text:style-name="Standard">b) Amperio (A)</text:p>
      <text:p text:style-name="Standard">c) Ohmio (Ω)</text:p>
      <text:p text:style-name="Standard">d) Vatio (W)</text:p>
      <text:p text:style-name="Standard"/>
      <text:p text:style-name="Standard">Si la resistencia de un resistor es de 5 ohmios y se aplica un voltaje de 10 voltios, ¿cuál es la corriente que pasa a través de él?</text:p>
      <text:p text:style-name="Standard">a) 0.5 A</text:p>
      <text:p text:style-name="Standard">b) 2 A</text:p>
      <text:p text:style-name="Standard">c) 5 A</text:p>
      <text:p text:style-name="Standard">d) 15 A</text:p>
      <text:p text:style-name="Standard"/>
      <text:p text:style-name="Standard"/>
      <text:p text:style-name="Standard">¿Cuál es la relación entre el voltaje y la potencia en un circuito eléctrico?</text:p>
      <text:p text:style-name="Standard">a) P = V / R</text:p>
      <text:p text:style-name="Standard">b) P = V * I</text:p>
      <text:p text:style-name="Standard">c) P = R / V</text:p>
      <text:p text:style-name="Standard">d) P = I / V</text:p>
      <text:p text:style-name="Standard"/>
      <text:p text:style-name="Standard">¿Qué representa la resistencia eléctrica en un circuito?</text:p>
      <text:p text:style-name="Standard">a) La dificultad para que fluya la corriente eléctrica</text:p>
      <text:p text:style-name="Standard">b) La cantidad de voltaje disponible</text:p>
      <text:p text:style-name="Standard">c) La cantidad de potencia disipada</text:p>
      <text:p text:style-name="Standard">d) La cantidad de corriente presente</text:p>
      <text:p text:style-name="Standard"/>
      <text:p text:style-name="Standard">Si se aumenta el voltaje aplicado a un resistor y la resistencia se mantiene constante, ¿qué sucede con la corriente?</text:p>
      <text:p text:style-name="Standard">a) Aumenta</text:p>
      <text:p text:style-name="Standard">b) Disminuye</text:p>
      <text:p text:style-name="Standard">c) Permanece constante</text:p>
      <text:p text:style-name="Standard"><text:soft-page-break/>d) Se anula</text:p>
      <text:p text:style-name="Standard"/>
      <text:p text:style-name="Standard">¿Cuál es la ecuación correcta para calcular la resistencia de un resistor?</text:p>
      <text:p text:style-name="Standard">a) R = V / I</text:p>
      <text:p text:style-name="Standard">b) R = P / I</text:p>
      <text:p text:style-name="Standard">c) R = V / P</text:p>
      <text:p text:style-name="Standard">d) R = P * I</text:p>
      <text:p text:style-name="Standard"/>
      <text:p text:style-name="Standard">Si se duplica la corriente en un circuito y la resistencia se mantiene constante, ¿qué sucede con la potencia disipada?</text:p>
      <text:p text:style-name="Standard">a) Se duplica</text:p>
      <text:p text:style-name="Standard">b) Se divide a la mitad</text:p>
      <text:p text:style-name="Standard">c) Permanece constante</text:p>
      <text:p text:style-name="Standard">d) Se anula</text:p>
      <text:p text:style-name="Standard"/>
      <text:p text:style-name="Standard">¿Qué relación hay entre el voltaje y la potencia en un circuito eléctrico?</text:p>
      <text:p text:style-name="Standard">a) P = V / R</text:p>
      <text:p text:style-name="Standard">b) P = V * I</text:p>
      <text:p text:style-name="Standard">c) P = R / V</text:p>
      <text:p text:style-name="Standard">d) P = I / V</text:p>
      <text:p text:style-name="Standard"/>
      <text:p text:style-name="Standard">Si la potencia disipada por un resistor es de 50 W y la corriente que lo atraviesa es de 5 A, ¿cuál es la resistencia del resistor?</text:p>
      <text:p text:style-name="Standard">a) 10 Ω</text:p>
      <text:p text:style-name="Standard">b) 25 Ω</text:p>
      <text:p text:style-name="Standard">c) 100 Ω</text:p>
      <text:p text:style-name="Standard">d) 250 Ω</text:p>
      <text:p text:style-name="Standard"/>
      <text:p text:style-name="Standard">¿Cuál es la relación entre la corriente y la resistencia en un circuito de acuerdo con la ley de Ohm?</text:p>
      <text:p text:style-name="Standard">a) Directamente proporcional</text:p>
      <text:p text:style-name="Standard">b) Inversamente proporcional</text:p>
      <text:p text:style-name="Standard">c) Exponencial</text:p>
      <text:p text:style-name="Standard">d) No hay relación</text:p>
      <text:p text:style-name="Standard"/>
      <text:p text:style-name="Standard"/>
      <text:p text:style-name="Standard">¿Cuál de los siguientes componentes es considerado pasivo?</text:p>
      <text:p text:style-name="Standard">a) Transistor</text:p>
      <text:p text:style-name="Standard">b) Condensador</text:p>
      <text:p text:style-name="Standard">c) Diodo</text:p>
      <text:p text:style-name="Standard">d) Amplificador operacional</text:p>
      <text:p text:style-name="Standard"/>
      <text:p text:style-name="Standard">¿Para qué se utiliza comúnmente un resistor en un circuito eléctrico?</text:p>
      <text:p text:style-name="Standard">a) Para almacenar carga eléctrica</text:p>
      <text:p text:style-name="Standard">b) Para amplificar señales</text:p>
      <text:p text:style-name="Standard">c) Para limitar la corriente</text:p>
      <text:p text:style-name="Standard">d) Para controlar la polaridad</text:p>
      <text:p text:style-name="Standard"/>
      <text:p text:style-name="Standard">¿Cuál de los siguientes componentes se utiliza para almacenar energía eléctrica en un campo eléctrico?</text:p>
      <text:p text:style-name="Standard">a) Diodo</text:p>
      <text:p text:style-name="Standard">b) Capacitor</text:p>
      <text:p text:style-name="Standard">c) Resistencia</text:p>
      <text:p text:style-name="Standard"><text:soft-page-break/>d) Inductor</text:p>
      <text:p text:style-name="Standard"/>
      <text:p text:style-name="Standard">¿Cuál es la función principal de un capacitor en un circuito eléctrico?</text:p>
      <text:p text:style-name="Standard">a) Regular la corriente</text:p>
      <text:p text:style-name="Standard">b) Amplificar señales</text:p>
      <text:p text:style-name="Standard">c) Almacenar carga eléctrica</text:p>
      <text:p text:style-name="Standard">d) Generar campos magnéticos</text:p>
      <text:p text:style-name="Standard"/>
      <text:p text:style-name="Standard">¿Qué componente se utiliza comúnmente para rectificar corriente alterna a corriente continua?</text:p>
      <text:p text:style-name="Standard">a) Capacitor</text:p>
      <text:p text:style-name="Standard">b) Diodo</text:p>
      <text:p text:style-name="Standard">c) Resistencia</text:p>
      <text:p text:style-name="Standard">d) Inductor</text:p>
      <text:p text:style-name="Standard"/>
      <text:p text:style-name="Standard">¿Cuál de los siguientes componentes actúa como un interruptor controlado por voltaje o corriente?</text:p>
      <text:p text:style-name="Standard">a) Resistencia</text:p>
      <text:p text:style-name="Standard">b) Diodo</text:p>
      <text:p text:style-name="Standard">c) Transistor</text:p>
      <text:p text:style-name="Standard">d) Capacitor</text:p>
      <text:p text:style-name="Standard"/>
      <text:p text:style-name="Standard">¿Cuál es la función principal de un diodo en un circuito eléctrico?</text:p>
      <text:p text:style-name="Standard">a) Almacenar energía eléctrica</text:p>
      <text:p text:style-name="Standard">b) Controlar la resistencia</text:p>
      <text:p text:style-name="Standard">c) Rectificar corriente</text:p>
      <text:p text:style-name="Standard">d) Amplificar señales</text:p>
      <text:p text:style-name="Standard"/>
      <text:p text:style-name="Standard">¿Qué tipo de componente electrónico se utiliza comúnmente para amplificar señales en un circuito?</text:p>
      <text:p text:style-name="Standard">a) Capacitor</text:p>
      <text:p text:style-name="Standard">b) Diodo</text:p>
      <text:p text:style-name="Standard">c) Transistor</text:p>
      <text:p text:style-name="Standard">d) Resistencia</text:p>
      <text:p text:style-name="Standard"/>
      <text:p text:style-name="Standard">¿Cuál de los siguientes componentes se utiliza para filtrar señales no deseadas en un circuito?</text:p>
      <text:p text:style-name="Standard">a) Diodo</text:p>
      <text:p text:style-name="Standard">b) Capacitor</text:p>
      <text:p text:style-name="Standard">c) Transistor</text:p>
      <text:p text:style-name="Standard">d) Resistencia</text:p>
      <text:p text:style-name="Standard"/>
      <text:p text:style-name="Standard">¿Qué función cumple un inductor en un circuito eléctrico?</text:p>
      <text:p text:style-name="Standard">a) Almacenar energía eléctrica</text:p>
      <text:p text:style-name="Standard">b) Filtrar señales de alta frecuencia</text:p>
      <text:p text:style-name="Standard">c) Amplificar señales</text:p>
      <text:p text:style-name="Standard">d) Rectificar corriente</text:p>
      <text:p text:style-name="Standard"/>
      <text:p text:style-name="Standard">¿Cuál de los siguientes componentes se utiliza para aumentar o disminuir el voltaje en un circuito eléctrico?</text:p>
      <text:p text:style-name="Standard">a) Capacitor</text:p>
      <text:p text:style-name="Standard">b) Transistor</text:p>
      <text:p text:style-name="Standard">c) Inductor</text:p>
      <text:p text:style-name="Standard">d) Transformador</text:p>
      <text:p text:style-name="Standard"/>
      <text:p text:style-name="Standard">¿Cuál de los siguientes componentes se utiliza para regular el flujo de corriente en un circuito?</text:p>
      <text:p text:style-name="Standard"><text:soft-page-break/>a) Diodo</text:p>
      <text:p text:style-name="Standard">b) Capacitor</text:p>
      <text:p text:style-name="Standard">c) Transistor</text:p>
      <text:p text:style-name="Standard">d) Resistencia</text:p>
      <text:p text:style-name="Standard"/>
      <text:p text:style-name="Standard">¿Cuál de los siguientes componentes se utiliza para generar un campo magnético en un circuito?</text:p>
      <text:p text:style-name="Standard">a) Capacitor</text:p>
      <text:p text:style-name="Standard">b) Diodo</text:p>
      <text:p text:style-name="Standard">c) Transistor</text:p>
      <text:p text:style-name="Standard">d) Inductor</text:p>
      <text:p text:style-name="Standard"/>
      <text:p text:style-name="Standard">¿Qué componente se utiliza comúnmente para estabilizar el voltaje en un circuito?</text:p>
      <text:p text:style-name="Standard">a) Capacitor</text:p>
      <text:p text:style-name="Standard">b) Diodo</text:p>
      <text:p text:style-name="Standard">c) Regulador de voltaje</text:p>
      <text:p text:style-name="Standard">d) Transistor</text:p>
      <text:p text:style-name="Standard"/>
      <text:p text:style-name="Standard">¿Cuál de los siguientes componentes se utiliza para cambiar la dirección de la corriente en un circuito?</text:p>
      <text:p text:style-name="Standard">a) Capacitor</text:p>
      <text:p text:style-name="Standard">b) Diodo</text:p>
      <text:p text:style-name="Standard">c) Transistor</text:p>
      <text:p text:style-name="Standard">d) Inductor</text:p>
      <text:p text:style-name="Standard"/>
      <text:p text:style-name="Standard">¿Qué función cumple un transistor en un circuito eléctrico?</text:p>
      <text:p text:style-name="Standard">a) Almacenar energía eléctrica</text:p>
      <text:p text:style-name="Standard">b) Amplificar o conmutar señales</text:p>
      <text:p text:style-name="Standard">c) Filtrar señales de alta frecuencia</text:p>
      <text:p text:style-name="Standard">d) Rectificar corriente</text:p>
      <text:p text:style-name="Standard"/>
      <text:p text:style-name="Standard">¿Cuál de los siguientes componentes se utiliza para ajustar la ganancia en un amplificador?</text:p>
      <text:p text:style-name="Standard">a) Capacitor</text:p>
      <text:p text:style-name="Standard">b) Diodo</text:p>
      <text:p text:style-name="Standard">c) Transistor</text:p>
      <text:p text:style-name="Standard">d) Resistencia</text:p>
      <text:p text:style-name="Standard"/>
      <text:p text:style-name="Standard">¿Cuál de los siguientes componentes se utiliza para proporcionar una referencia estable de voltaje en un circuito?</text:p>
      <text:p text:style-name="Standard">a) Capacitor</text:p>
      <text:p text:style-name="Standard">b) Diodo</text:p>
      <text:p text:style-name="Standard">c) Regulador de voltaje</text:p>
      <text:p text:style-name="Standard">d) Inductor</text:p>
      <text:p text:style-name="Standard"/>
      <text:p text:style-name="Standard">¿Cuál de los siguientes componentes se utiliza para almacenar información en sistemas digitales?</text:p>
      <text:p text:style-name="Standard">a) Capacitor</text:p>
      <text:p text:style-name="Standard">b) Diodo</text:p>
      <text:p text:style-name="Standard">c) Transistor</text:p>
      <text:p text:style-name="Standard">d) Resistencia</text:p>
      <text:p text:style-name="Standard"/>
      <text:p text:style-name="Standard">¿Cuál de los siguientes componentes se utiliza para amplificar señales de audio en un amplificador de audio?</text:p>
      <text:p text:style-name="Standard">a) Capacitor</text:p>
      <text:p text:style-name="Standard"><text:soft-page-break/>b) Diodo</text:p>
      <text:p text:style-name="Standard">c) Transistor</text:p>
      <text:p text:style-name="Standard">d) Inductor</text:p>
      <text:p text:style-name="Standard"/>
      <text:p text:style-name="Standard">¿Cuál es la utilidad principal de los resistores en un circuito eléctrico?</text:p>
      <text:p text:style-name="Standard">a) Limitar la corriente</text:p>
      <text:p text:style-name="Standard">b) Almacenar energía eléctrica</text:p>
      <text:p text:style-name="Standard">c) Amplificar señales</text:p>
      <text:p text:style-name="Standard">d) Rectificar corriente</text:p>
      <text:p text:style-name="Standard"/>
      <text:p text:style-name="Standard">¿Qué tipo de resistor se utiliza comúnmente para ajustar la resistencia en un circuito?</text:p>
      <text:p text:style-name="Standard">a) Fijo</text:p>
      <text:p text:style-name="Standard">b) Variable</text:p>
      <text:p text:style-name="Standard">c) Termistor</text:p>
      <text:p text:style-name="Standard">d) Fusible</text:p>
      <text:p text:style-name="Standard"/>
      <text:p text:style-name="Standard">¿Cuál es un material comúnmente utilizado en la fabricación de resistores?</text:p>
      <text:p text:style-name="Standard">a) Carbón</text:p>
      <text:p text:style-name="Standard">b) Oro</text:p>
      <text:p text:style-name="Standard">c) Plata</text:p>
      <text:p text:style-name="Standard">d) Aluminio</text:p>
      <text:p text:style-name="Standard"/>
      <text:p text:style-name="Standard">¿Qué función cumplen los condensadores en un circuito eléctrico?</text:p>
      <text:p text:style-name="Standard">a) Almacenar energía eléctrica</text:p>
      <text:p text:style-name="Standard">b) Regular la corriente</text:p>
      <text:p text:style-name="Standard">c) Amplificar señales</text:p>
      <text:p text:style-name="Standard">d) Filtrar ruido eléctrico</text:p>
      <text:p text:style-name="Standard"/>
      <text:p text:style-name="Standard">¿Cuál es la principal diferencia entre un condensador electrolítico y un condensador cerámico?</text:p>
      <text:p text:style-name="Standard">a) Capacidad de almacenamiento</text:p>
      <text:p text:style-name="Standard">b) Tamaño físico</text:p>
      <text:p text:style-name="Standard">c) Tensión de trabajo</text:p>
      <text:p text:style-name="Standard">d) Material dieléctrico</text:p>
      <text:p text:style-name="Standard"/>
      <text:p text:style-name="Standard">¿Cuál de los siguientes materiales se utiliza como dieléctrico en los condensadores cerámicos?</text:p>
      <text:p text:style-name="Standard">a) Aluminio</text:p>
      <text:p text:style-name="Standard">b) Cerámica</text:p>
      <text:p text:style-name="Standard">c) Plástico</text:p>
      <text:p text:style-name="Standard">d) Papel</text:p>
      <text:p text:style-name="Standard"/>
      <text:p text:style-name="Standard">¿Cuál es la función principal de los cables eléctricos en un circuito?</text:p>
      <text:p text:style-name="Standard">a) Conducir la corriente eléctrica</text:p>
      <text:p text:style-name="Standard">b) Almacenar energía eléctrica</text:p>
      <text:p text:style-name="Standard">c) Regular la corriente</text:p>
      <text:p text:style-name="Standard">d) Amplificar señales</text:p>
      <text:p text:style-name="Standard"/>
      <text:p text:style-name="Standard">¿Qué tipo de cable se utiliza comúnmente para aplicaciones de transmisión de alta potencia?</text:p>
      <text:p text:style-name="Standard">a) Cable de cobre</text:p>
      <text:p text:style-name="Standard">b) Cable de aluminio</text:p>
      <text:p text:style-name="Standard">c) Cable de fibra óptica</text:p>
      <text:p text:style-name="Standard">d) Cable coaxial</text:p>
      <text:p text:style-name="Standard"/>
      <text:p text:style-name="Standard"><text:soft-page-break/>¿Cuál de los siguientes materiales se utiliza comúnmente como aislante en los cables eléctricos?</text:p>
      <text:p text:style-name="Standard">a) PVC (Policloruro de vinilo)</text:p>
      <text:p text:style-name="Standard">b) Cobre</text:p>
      <text:p text:style-name="Standard">c) Aluminio</text:p>
      <text:p text:style-name="Standard">d) Teflón</text:p>
      <text:p text:style-name="Standard"/>
      <text:p text:style-name="Standard">¿Cuál es la función principal de un transformador en un circuito eléctrico?</text:p>
      <text:p text:style-name="Standard">a) Regular la corriente</text:p>
      <text:p text:style-name="Standard">b) Amplificar señales</text:p>
      <text:p text:style-name="Standard">c) Cambiar el voltaje de una corriente alterna</text:p>
      <text:p text:style-name="Standard">d) Almacenar energía eléctrica</text:p>
      <text:p text:style-name="Standard"/>
      <text:p text:style-name="Standard">¿Cuál de los siguientes tipos de transformadores se utiliza para aumentar el voltaje?</text:p>
      <text:p text:style-name="Standard">a) Transformador de paso</text:p>
      <text:p text:style-name="Standard">b) Transformador elevador</text:p>
      <text:p text:style-name="Standard">c) Transformador reductor</text:p>
      <text:p text:style-name="Standard">d) Transformador de corriente</text:p>
      <text:p text:style-name="Standard"/>
      <text:p text:style-name="Standard">¿Cuál es el material comúnmente utilizado en el núcleo de un transformador?</text:p>
      <text:p text:style-name="Standard">a) Cobre</text:p>
      <text:p text:style-name="Standard">b) Hierro</text:p>
      <text:p text:style-name="Standard">c) Aluminio</text:p>
      <text:p text:style-name="Standard">d) Plástico</text:p>
      <text:p text:style-name="Standard"/>
      <text:p text:style-name="Standard">¿Qué tipo de transformador se utiliza para aislar dos circuitos eléctricos?</text:p>
      <text:p text:style-name="Standard">a) Transformador de aislamiento</text:p>
      <text:p text:style-name="Standard">b) Transformador de corriente</text:p>
      <text:p text:style-name="Standard">c) Transformador de paso</text:p>
      <text:p text:style-name="Standard">d) Transformador elevador</text:p>
      <text:p text:style-name="Standard"/>
      <text:p text:style-name="Standard">¿Cuál es la utilidad de los fusibles en un circuito eléctrico?</text:p>
      <text:p text:style-name="Standard">a) Proteger contra sobrecargas</text:p>
      <text:p text:style-name="Standard">b) Amplificar señales</text:p>
      <text:p text:style-name="Standard">c) Regular la corriente</text:p>
      <text:p text:style-name="Standard">d) Almacenar energía eléctrica</text:p>
      <text:p text:style-name="Standard"/>
      <text:p text:style-name="Standard">¿Qué material se utiliza comúnmente en los elementos fusibles de un fusible?</text:p>
      <text:p text:style-name="Standard">a) Plata</text:p>
      <text:p text:style-name="Standard">b) Cobre</text:p>
      <text:p text:style-name="Standard">c) Estaño</text:p>
      <text:p text:style-name="Standard">d) Aleación de plomo</text:p>
      <text:p text:style-name="Standard"/>
      <text:p text:style-name="Standard">¿Cuál es la función principal de los relés en un circuito eléctrico?</text:p>
      <text:p text:style-name="Standard">a) Controlar el flujo de corriente</text:p>
      <text:p text:style-name="Standard">b) Regular la corriente</text:p>
      <text:p text:style-name="Standard">c) Almacenar energía eléctrica</text:p>
      <text:p text:style-name="Standard">d) Amplificar señales</text:p>
      <text:p text:style-name="Standard"/>
      <text:p text:style-name="Standard">¿Qué tipo de relé se activa mediante una señal eléctrica?</text:p>
      <text:p text:style-name="Standard">a) Relé electromecánico</text:p>
      <text:p text:style-name="Standard">b) Relé de estado sólido</text:p>
      <text:p text:style-name="Standard">c) Relé térmico</text:p>
      <text:p text:style-name="Standard"><text:soft-page-break/>d) Relé de seguridad</text:p>
      <text:p text:style-name="Standard"/>
      <text:p text:style-name="Standard">¿Cuál de los siguientes componentes se utiliza para proteger los circuitos contra picos de voltaje?</text:p>
      <text:p text:style-name="Standard">a) Supresor de picos de voltaje (Varistor)</text:p>
      <text:p text:style-name="Standard">b) Transistor</text:p>
      <text:p text:style-name="Standard">c) Inductor</text:p>
      <text:p text:style-name="Standard">d) Condensador</text:p>
      <text:p text:style-name="Standard"/>
      <text:p text:style-name="Standard">¿Qué función cumplen los termistores en un circuito eléctrico?</text:p>
      <text:p text:style-name="Standard">a) Regular la corriente</text:p>
      <text:p text:style-name="Standard">b) Controlar la temperatura</text:p>
      <text:p text:style-name="Standard">c) Amplificar señales</text:p>
      <text:p text:style-name="Standard">d) Filtrar ruido eléctrico</text:p>
      <text:p text:style-name="Standard"/>
      <text:p text:style-name="Standard">¿Cuál de los siguientes componentes se utiliza para transformar una señal analógica en una señal digital?</text:p>
      <text:p text:style-name="Standard">a) Convertidor analógico-digital (ADC)</text:p>
      <text:p text:style-name="Standard">b) Convertidor digital-analógico (DAC)</text:p>
      <text:p text:style-name="Standard">c) Amplificador operacional</text:p>
      <text:p text:style-name="Standard">d) Osciloscopio</text:p>
      <text:p text:style-name="Standard"/>
      <text:p text:style-name="Standard"/>
      <text:p text:style-name="Standard">¿Qué significa la sigla "VRM" en el contexto de una placa base?</text:p>
      <text:p text:style-name="Standard">a) Voltage Regulator Mechanism</text:p>
      <text:p text:style-name="Standard">b) Voltage Relay Module</text:p>
      <text:p text:style-name="Standard">c) Voltage Regulation Module</text:p>
      <text:p text:style-name="Standard">d) Variable Resistance Mechanism</text:p>
      <text:p text:style-name="Standard"/>
      <text:p text:style-name="Standard">¿Cuál es la función principal de los VRM en una placa base?</text:p>
      <text:p text:style-name="Standard">a) Generar señales de audio</text:p>
      <text:p text:style-name="Standard">b) Regular el voltaje suministrado al procesador</text:p>
      <text:p text:style-name="Standard">c) Controlar la velocidad de los ventiladores</text:p>
      <text:p text:style-name="Standard">d) Gestionar la conectividad de red</text:p>
      <text:p text:style-name="Standard"/>
      <text:p text:style-name="Standard">¿Por qué es importante la regulación del voltaje en un procesador?</text:p>
      <text:p text:style-name="Standard">a) Para aumentar la velocidad de reloj</text:p>
      <text:p text:style-name="Standard">b) Para evitar daños por sobrevoltaje</text:p>
      <text:p text:style-name="Standard">c) Para reducir el consumo de energía</text:p>
      <text:p text:style-name="Standard">d) Para mejorar la conectividad de periféricos</text:p>
      <text:p text:style-name="Standard"/>
      <text:p text:style-name="Standard">¿Qué función cumplen los VRM en relación con la energía suministrada al procesador?</text:p>
      <text:p text:style-name="Standard">a) Aumentar la corriente eléctrica</text:p>
      <text:p text:style-name="Standard">b) Disminuir la potencia eléctrica</text:p>
      <text:p text:style-name="Standard">c) Estabilizar y regular el voltaje</text:p>
      <text:p text:style-name="Standard">d) Controlar la temperatura del procesador</text:p>
      <text:p text:style-name="Standard"/>
      <text:p text:style-name="Standard">¿Cuál es el propósito principal de tener múltiples fases de potencia en los VRM?</text:p>
      <text:p text:style-name="Standard">a) Mejorar la eficiencia energética</text:p>
      <text:p text:style-name="Standard">b) Reducir el tamaño del componente</text:p>
      <text:p text:style-name="Standard">c) Aumentar la velocidad del procesador</text:p>
      <text:p text:style-name="Standard">d) Incrementar la capacidad de overclocking</text:p>
      <text:p text:style-name="Standard"/>
      <text:p text:style-name="Standard"><text:soft-page-break/>¿Qué riesgos podrían surgir si los VRM no regulan adecuadamente el voltaje?</text:p>
      <text:p text:style-name="Standard">a) Pérdida de datos almacenados</text:p>
      <text:p text:style-name="Standard">b) Daño permanente al procesador</text:p>
      <text:p text:style-name="Standard">c) Sobrecalentamiento del sistema</text:p>
      <text:p text:style-name="Standard">d) Pérdida de la conectividad de red</text:p>
      <text:p text:style-name="Standard"/>
      <text:p text:style-name="Standard">¿Qué tipo de componentes se encuentran típicamente en un VRM?</text:p>
      <text:p text:style-name="Standard">a) Resistencias y capacitores</text:p>
      <text:p text:style-name="Standard">b) Transistores y relés</text:p>
      <text:p text:style-name="Standard">c) LEDs y diodos</text:p>
      <text:p text:style-name="Standard">d) Bobinas y conectores</text:p>
      <text:p text:style-name="Standard"/>
      <text:p text:style-name="Standard">¿Cómo se ajusta la regulación del voltaje en los VRM?</text:p>
      <text:p text:style-name="Standard">a) Manualmente a través del BIOS</text:p>
      <text:p text:style-name="Standard">b) Automáticamente según la carga del sistema</text:p>
      <text:p text:style-name="Standard">c) Mediante un software de terceros</text:p>
      <text:p text:style-name="Standard">d) A través de un interruptor físico en la placa base</text:p>
      <text:p text:style-name="Standard"/>
      <text:p text:style-name="Standard">¿Cuál es el impacto de una mala regulación del voltaje en el rendimiento del procesador?</text:p>
      <text:p text:style-name="Standard">a) Aumenta la estabilidad del sistema</text:p>
      <text:p text:style-name="Standard">b) Disminuye la velocidad del procesador</text:p>
      <text:p text:style-name="Standard">c) Puede causar errores y bloqueos</text:p>
      <text:p text:style-name="Standard">d) Mejora la eficiencia energética</text:p>
      <text:p text:style-name="Standard"/>
      <text:p text:style-name="Standard">¿Qué medidas de seguridad suelen implementarse en los VRM para proteger el sistema?</text:p>
      <text:p text:style-name="Standard">a) Cortocircuitos automáticos</text:p>
      <text:p text:style-name="Standard">b) Protección contra sobretensión</text:p>
      <text:p text:style-name="Standard">c) Control de velocidad del ventilador</text:p>
      <text:p text:style-name="Standard">d) Aislamiento térmico</text:p>
      <text:p text:style-name="Standard"/>
      <text:p text:style-name="Standard">¿Qué factor influye en la calidad y eficiencia de los VRM?</text:p>
      <text:p text:style-name="Standard">a) El tamaño físico del componente</text:p>
      <text:p text:style-name="Standard">b) La marca del procesador instalado</text:p>
      <text:p text:style-name="Standard">c) La capacidad de overclocking del sistema</text:p>
      <text:p text:style-name="Standard">d) La calidad de los materiales y el diseño de circuito</text:p>
      <text:p text:style-name="Standard"/>
      <text:p text:style-name="Standard">¿Qué parte del sistema de refrigeración se ve afectada por el funcionamiento de los VRM?</text:p>
      <text:p text:style-name="Standard">a) El disipador térmico del procesador</text:p>
      <text:p text:style-name="Standard">b) El ventilador de la fuente de alimentación</text:p>
      <text:p text:style-name="Standard">c) Los heatpipes del sistema de enfriamiento líquido</text:p>
      <text:p text:style-name="Standard">d) Los disipadores de calor de los VRM</text:p>
      <text:p text:style-name="Standard"/>
      <text:p text:style-name="Standard">¿Cuál es la función de los mosfets en un VRM?</text:p>
      <text:p text:style-name="Standard">a) Convertir la corriente alterna en corriente continua</text:p>
      <text:p text:style-name="Standard">b) Amplificar las señales de voltaje</text:p>
      <text:p text:style-name="Standard">c) Regular y controlar el flujo de corriente</text:p>
      <text:p text:style-name="Standard">d) Aumentar la velocidad del reloj del procesador</text:p>
      <text:p text:style-name="Standard"/>
      <text:p text:style-name="Standard">¿Cómo afecta la eficiencia de los VRM al consumo de energía del sistema?</text:p>
      <text:p text:style-name="Standard">a) Aumenta el consumo de energía</text:p>
      <text:p text:style-name="Standard">b) Reduce el consumo de energía</text:p>
      <text:p text:style-name="Standard">c) No tiene efecto en el consumo de energía</text:p>
      <text:p text:style-name="Standard"><text:soft-page-break/>d) Estabiliza el consumo de energía</text:p>
      <text:p text:style-name="Standard"/>
      <text:p text:style-name="Standard">¿Qué factores podrían causar un mal funcionamiento de los VRM?</text:p>
      <text:p text:style-name="Standard">a) Sobrecalentamiento y fallos eléctricos</text:p>
      <text:p text:style-name="Standard">b) Condiciones de humedad y polvo</text:p>
      <text:p text:style-name="Standard">c) Uso de componentes de baja calidad</text:p>
      <text:p text:style-name="Standard">d) Todos los anteriores</text:p>
      <text:p text:style-name="Standard"/>
      <text:p text:style-name="Standard">¿Qué importancia tiene la eficiencia energética de los VRM en un sistema de computación portátil?</text:p>
      <text:p text:style-name="Standard">a) Reduce el rendimiento de la batería</text:p>
      <text:p text:style-name="Standard">b) Aumenta la duración de la batería</text:p>
      <text:p text:style-name="Standard">c) No afecta la duración de la batería</text:p>
      <text:p text:style-name="Standard">d) Aumenta el rendimiento del procesador</text:p>
      <text:p text:style-name="Standard"/>
      <text:p text:style-name="Standard">¿Cuál es el impacto de los VRM en el overclocking del procesador?</text:p>
      <text:p text:style-name="Standard">a) Facilitan el overclocking al proporcionar una mayor potencia</text:p>
      <text:p text:style-name="Standard">b) Limitan el overclocking al controlar la temperatura</text:p>
      <text:p text:style-name="Standard">c) No tienen impacto en el overclocking</text:p>
      <text:p text:style-name="Standard">d) Aumentan la estabilidad del sistema durante el overclocking</text:p>
      <text:p text:style-name="Standard"/>
      <text:p text:style-name="Standard">¿Cómo se relacionan los VRM con la capacidad de respuesta del sistema?</text:p>
      <text:p text:style-name="Standard">a) Mejoran la capacidad de respuesta al reducir la latencia</text:p>
      <text:p text:style-name="Standard">b) Pueden afectar negativamente la capacidad de respuesta si no regulan correctamente el voltaje</text:p>
      <text:p text:style-name="Standard">c) No tienen impacto en la capacidad de respuesta</text:p>
      <text:p text:style-name="Standard">d) Aumentan la velocidad de procesamiento del sistema</text:p>
      <text:p text:style-name="Standard"/>
      <text:p text:style-name="Standard">¿Cuál es la función de los chokes en un VRM?</text:p>
      <text:p text:style-name="Standard">a) Filtran ruidos eléctricos</text:p>
      <text:p text:style-name="Standard">b) Regulan el flujo de corriente</text:p>
      <text:p text:style-name="Standard">c) Disipan el calor generado</text:p>
      <text:p text:style-name="Standard">d) Amplifican las señales de voltaje</text:p>
      <text:p text:style-name="Standard"/>
      <text:p text:style-name="Standard">¿Qué papel juegan los VRM en la estabilidad general del sistema?</text:p>
      <text:p text:style-name="Standard">a) Contribuyen a la estabilidad al mantener un suministro de energía constante</text:p>
      <text:p text:style-name="Standard">b) Pueden causar inestabilidad si no regulan adecuadamente el voltaje</text:p>
      <text:p text:style-name="Standard">c) No tienen impacto en la estabilidad del sistema</text:p>
      <text:p text:style-name="Standard">d) Mejoran la estabilidad al aumentar la velocidad del procesador</text:p>
      <text:p text:style-name="Standard"/>
      <text:p text:style-name="Standard">¿Cuál es la principal diferencia entre una pila y una batería?</text:p>
      <text:p text:style-name="Standard">a) Una pila tiene un solo electrodo, mientras que una batería tiene múltiples.</text:p>
      <text:p text:style-name="Standard">b) Una batería es recargable, mientras que una pila no lo es.</text:p>
      <text:p text:style-name="Standard">c) Una pila es más grande que una batería.</text:p>
      <text:p text:style-name="Standard">d) Una batería tiene una capacidad de almacenamiento mayor que una pila.</text:p>
      <text:p text:style-name="Standard"/>
      <text:p text:style-name="Standard">¿Qué tipo de energía almacenan las pilas y baterías?</text:p>
      <text:p text:style-name="Standard">a) Energía cinética</text:p>
      <text:p text:style-name="Standard">b) Energía potencial</text:p>
      <text:p text:style-name="Standard">c) Energía térmica</text:p>
      <text:p text:style-name="Standard">d) Energía eléctrica</text:p>
      <text:p text:style-name="Standard"/>
      <text:p text:style-name="Standard">¿Cuál es la función principal de las pilas y baterías en los dispositivos electrónicos?</text:p>
      <text:p text:style-name="Standard">a) Generar calor</text:p>
      <text:p text:style-name="Standard"><text:soft-page-break/>b) Proporcionar iluminación</text:p>
      <text:p text:style-name="Standard">c) Almacenar y suministrar energía eléctrica</text:p>
      <text:p text:style-name="Standard">d) Amplificar señales de audio</text:p>
      <text:p text:style-name="Standard"/>
      <text:p text:style-name="Standard">¿Qué tipo de batería se utiliza comúnmente en dispositivos electrónicos portátiles como teléfonos móviles y laptops?</text:p>
      <text:p text:style-name="Standard">a) Batería de plomo-ácido</text:p>
      <text:p text:style-name="Standard">b) Batería de ion de litio</text:p>
      <text:p text:style-name="Standard">c) Batería de níquel-cadmio</text:p>
      <text:p text:style-name="Standard">d) Batería alcalina</text:p>
      <text:p text:style-name="Standard"/>
      <text:p text:style-name="Standard">¿Cuál es la ventaja de utilizar baterías recargables en lugar de pilas desechables?</text:p>
      <text:p text:style-name="Standard">a) Las baterías recargables son más baratas.</text:p>
      <text:p text:style-name="Standard">b) Las baterías recargables tienen una vida útil más larga.</text:p>
      <text:p text:style-name="Standard">c) Las baterías recargables son más fáciles de encontrar.</text:p>
      <text:p text:style-name="Standard">d) Las baterías recargables son más pequeñas y ligeras.</text:p>
      <text:p text:style-name="Standard"/>
      <text:p text:style-name="Standard">¿Qué significa colocar pilas o baterías en serie?</text:p>
      <text:p text:style-name="Standard">a) Conectarlas una al lado de la otra.</text:p>
      <text:p text:style-name="Standard">b) Conectarlas en un circuito cerrado.</text:p>
      <text:p text:style-name="Standard">c) Conectarlas de manera que el voltaje se sume.</text:p>
      <text:p text:style-name="Standard">d) Conectarlas de manera que el voltaje se divida.</text:p>
      <text:p text:style-name="Standard"/>
      <text:p text:style-name="Standard">¿Cuál es el efecto de colocar pilas o baterías en serie en el voltaje total del circuito?</text:p>
      <text:p text:style-name="Standard">a) El voltaje total se mantiene igual.</text:p>
      <text:p text:style-name="Standard">b) El voltaje total se divide entre las pilas o baterías.</text:p>
      <text:p text:style-name="Standard">c) El voltaje total se suma.</text:p>
      <text:p text:style-name="Standard">d) El voltaje total se resta.</text:p>
      <text:p text:style-name="Standard"/>
      <text:p text:style-name="Standard">¿Qué significa colocar pilas o baterías en paralelo?</text:p>
      <text:p text:style-name="Standard">a) Conectarlas una al lado de la otra.</text:p>
      <text:p text:style-name="Standard">b) Conectarlas en un circuito cerrado.</text:p>
      <text:p text:style-name="Standard">c) Conectarlas de manera que el voltaje se sume.</text:p>
      <text:p text:style-name="Standard">d) Conectarlas de manera que el voltaje se divida.</text:p>
      <text:p text:style-name="Standard"/>
      <text:p text:style-name="Standard">¿Cuál es el efecto de colocar pilas o baterías en paralelo en la capacidad total del circuito?</text:p>
      <text:p text:style-name="Standard">a) La capacidad total se mantiene igual.</text:p>
      <text:p text:style-name="Standard">b) La capacidad total se divide entre las pilas o baterías.</text:p>
      <text:p text:style-name="Standard">c) La capacidad total se suma.</text:p>
      <text:p text:style-name="Standard">d) La capacidad total se resta.</text:p>
      <text:p text:style-name="Standard"/>
      <text:p text:style-name="Standard">¿Por qué se utilizan a menudo varias pilas o baterías en un dispositivo en lugar de una sola?</text:p>
      <text:p text:style-name="Standard">a) Para aumentar el tamaño del dispositivo.</text:p>
      <text:p text:style-name="Standard">b) Para reducir el costo del dispositivo.</text:p>
      <text:p text:style-name="Standard">c) Para aumentar la capacidad y el voltaje del suministro de energía.</text:p>
      <text:p text:style-name="Standard">d) Para disminuir la potencia del dispositivo.</text:p>
      <text:p text:style-name="Standard"/>
      <text:p text:style-name="Standard">¿Cuál de las siguientes afirmaciones es cierta sobre la colocación en serie de pilas o baterías?</text:p>
      <text:p text:style-name="Standard">a) Aumenta el voltaje total.</text:p>
      <text:p text:style-name="Standard">b) Aumenta la capacidad total.</text:p>
      <text:p text:style-name="Standard">c) Reduce el voltaje total.</text:p>
      <text:p text:style-name="Standard">d) Reduce la capacidad total.</text:p>
      <text:p text:style-name="Standard"><text:soft-page-break/></text:p>
      <text:p text:style-name="Standard">¿Qué ocurre si una pila o batería en un arreglo en serie se agota?</text:p>
      <text:p text:style-name="Standard">a) Todas las pilas o baterías dejan de funcionar.</text:p>
      <text:p text:style-name="Standard">b) Solo la pila o batería agotada deja de funcionar.</text:p>
      <text:p text:style-name="Standard">c) El voltaje total del circuito disminuye.</text:p>
      <text:p text:style-name="Standard">d) El voltaje total del circuito aumenta.</text:p>
      <text:p text:style-name="Standard"/>
      <text:p text:style-name="Standard">¿Qué ocurre si una pila o batería en un arreglo en paralelo se agota?</text:p>
      <text:p text:style-name="Standard">a) Todas las pilas o baterías dejan de funcionar.</text:p>
      <text:p text:style-name="Standard">b) Solo la pila o batería agotada deja de funcionar.</text:p>
      <text:p text:style-name="Standard">c) El voltaje total del circuito disminuye.</text:p>
      <text:p text:style-name="Standard">d) El voltaje total del circuito aumenta.</text:p>
      <text:p text:style-name="Standard"/>
      <text:p text:style-name="Standard">¿Por qué es importante mantener las pilas y baterías correctamente orientadas al colocarlas en un dispositivo?</text:p>
      <text:p text:style-name="Standard">a) Para evitar fugas de ácido.</text:p>
      <text:p text:style-name="Standard">b) Para garantizar una conexión eléctrica adecuada.</text:p>
      <text:p text:style-name="Standard">c) Para mejorar la duración de la carga.</text:p>
      <text:p text:style-name="Standard">d) Para prevenir cortocircuitos.</text:p>
      <text:p text:style-name="Standard"/>
      <text:p text:style-name="Standard">¿Qué tipo de batería es más adecuado para aplicaciones de alta corriente, como arrancadores de automóviles?</text:p>
      <text:p text:style-name="Standard">a) Batería de plomo-ácido</text:p>
      <text:p text:style-name="Standard">b) Batería de ion de litio</text:p>
      <text:p text:style-name="Standard">c) Batería alcalina</text:p>
      <text:p text:style-name="Standard">d) Batería de níquel-cadmio</text:p>
      <text:p text:style-name="Standard"/>
      <text:p text:style-name="Standard">¿Cuál es la desventaja principal de las baterías de plomo-ácido en comparación con las baterías de ion de litio?</text:p>
      <text:p text:style-name="Standard">a) Son menos seguras.</text:p>
      <text:p text:style-name="Standard">b) Tienen una vida útil más corta.</text:p>
      <text:p text:style-name="Standard">c) Son más pesadas y voluminosas.</text:p>
      <text:p text:style-name="Standard">d) Son más caras de fabricar.</text:p>
      <text:p text:style-name="Standard"/>
      <text:p text:style-name="Standard">¿Qué tipo de batería es más adecuado para dispositivos portátiles que requieren una alta densidad de energía y un peso ligero?</text:p>
      <text:p text:style-name="Standard">a) Batería de plomo-ácido</text:p>
      <text:p text:style-name="Standard">b) Batería de ion de litio</text:p>
      <text:p text:style-name="Standard">c) Batería alcalina</text:p>
      <text:p text:style-name="Standard">d) Batería de níquel-cadmio</text:p>
      <text:p text:style-name="Standard"/>
      <text:p text:style-name="Standard">¿Qué precauciones se deben tomar al desechar pilas y baterías usadas?</text:p>
      <text:p text:style-name="Standard">a) Desecharlas en la basura doméstica.</text:p>
      <text:p text:style-name="Standard">b) Recargarlas y volver a utilizarlas.</text:p>
      <text:p text:style-name="Standard">c) Llevarlas a un centro de reciclaje autorizado.</text:p>
      <text:p text:style-name="Standard">d) Enterrarlas en el jardín.</text:p>
      <text:p text:style-name="Standard"/>
      <text:p text:style-name="Standard">¿Qué factores pueden afectar la vida útil de las pilas y baterías?</text:p>
      <text:p text:style-name="Standard">a) La temperatura y la humedad.</text:p>
      <text:p text:style-name="Standard">b) El color y el tamaño.</text:p>
      <text:p text:style-name="Standard">c) El voltaje y la capacidad.</text:p>
      <text:p text:style-name="Standard">d) El fabricante y el costo.</text:p>
      <text:p text:style-name="Standard"><text:soft-page-break/></text:p>
      <text:p text:style-name="Standard">¿Por qué es importante almacenar las baterías correctamente cuando no se utilizan?</text:p>
      <text:p text:style-name="Standard">a) Para evitar la pérdida de energía.</text:p>
      <text:p text:style-name="Standard">b) Para prevenir fugas de líquido corrosivo.</text:p>
      <text:p text:style-name="Standard">c) Para maximizar la vida útil de la batería.</text:p>
      <text:p text:style-name="Standard">d) Todas las anteriores.</text:p>
      <text:p text:style-name="Standard"/>
      <text:p text:style-name="Standard"/>
      <text:p text:style-name="Standard">¿Cuál es la función principal de una fuente de alimentación en un dispositivo electrónico?</text:p>
      <text:p text:style-name="Standard">a) Regular la temperatura del dispositivo.</text:p>
      <text:p text:style-name="Standard">b) Convertir la corriente alterna en corriente continua.</text:p>
      <text:p text:style-name="Standard">c) Amplificar las señales de audio.</text:p>
      <text:p text:style-name="Standard">d) Filtrar el ruido eléctrico.</text:p>
      <text:p text:style-name="Standard"/>
      <text:p text:style-name="Standard">¿Qué fase realiza una fuente de alimentación al convertir la corriente alterna en corriente continua?</text:p>
      <text:p text:style-name="Standard">a) Rectificación.</text:p>
      <text:p text:style-name="Standard">b) Amplificación.</text:p>
      <text:p text:style-name="Standard">c) Modulación.</text:p>
      <text:p text:style-name="Standard">d) Filtrado.</text:p>
      <text:p text:style-name="Standard"/>
      <text:p text:style-name="Standard">¿Cuál es la diferencia principal entre una fuente de alimentación lineal y una conmutada?</text:p>
      <text:p text:style-name="Standard">a) La eficiencia.</text:p>
      <text:p text:style-name="Standard">b) La capacidad de regular el voltaje.</text:p>
      <text:p text:style-name="Standard">c) El tamaño.</text:p>
      <text:p text:style-name="Standard">d) El precio.</text:p>
      <text:p text:style-name="Standard"/>
      <text:p text:style-name="Standard">¿Qué tipo de fuente de alimentación es más eficiente en términos de conversión de energía?</text:p>
      <text:p text:style-name="Standard">a) Lineal.</text:p>
      <text:p text:style-name="Standard">b) Conmutada.</text:p>
      <text:p text:style-name="Standard">c) Ambas tienen la misma eficiencia.</text:p>
      <text:p text:style-name="Standard">d) Depende del dispositivo.</text:p>
      <text:p text:style-name="Standard"/>
      <text:p text:style-name="Standard">¿Qué es el factor de potencia en una fuente de alimentación?</text:p>
      <text:p text:style-name="Standard">a) La relación entre la potencia real y la potencia aparente.</text:p>
      <text:p text:style-name="Standard">b) La cantidad de potencia suministrada por la fuente.</text:p>
      <text:p text:style-name="Standard">c) La frecuencia de la corriente eléctrica.</text:p>
      <text:p text:style-name="Standard">d) La eficiencia de conversión de energía.</text:p>
      <text:p text:style-name="Standard"/>
      <text:p text:style-name="Standard">¿Qué valor ideal tiene el factor de potencia en una fuente de alimentación?</text:p>
      <text:p text:style-name="Standard">a) 0.</text:p>
      <text:p text:style-name="Standard">b) 1.</text:p>
      <text:p text:style-name="Standard">c) -1.</text:p>
      <text:p text:style-name="Standard">d) 100.</text:p>
      <text:p text:style-name="Standard"/>
      <text:p text:style-name="Standard">¿Qué medidas se pueden tomar para mejorar el factor de potencia de una fuente de alimentación?</text:p>
      <text:p text:style-name="Standard">a) Agregar un filtro de ruido.</text:p>
      <text:p text:style-name="Standard">b) Aumentar la corriente de salida.</text:p>
      <text:p text:style-name="Standard">c) Utilizar un regulador de voltaje.</text:p>
      <text:p text:style-name="Standard">d) Agregar un circuito de corrección del factor de potencia (PFC).</text:p>
      <text:p text:style-name="Standard"/>
      <text:p text:style-name="Standard">¿Qué efecto tiene un factor de potencia bajo en un sistema eléctrico?</text:p>
      <text:p text:style-name="Standard">a) Aumenta la eficiencia del sistema.</text:p>
      <text:p text:style-name="Standard"><text:soft-page-break/>b) Reduce la cantidad de energía disponible.</text:p>
      <text:p text:style-name="Standard">c) Aumenta el consumo de energía.</text:p>
      <text:p text:style-name="Standard">d) Mejora la estabilidad del sistema.</text:p>
      <text:p text:style-name="Standard"/>
      <text:p text:style-name="Standard">¿Por qué las fuentes de alimentación conmutadas son más comunes en dispositivos electrónicos modernos?</text:p>
      <text:p text:style-name="Standard">a) Porque son más baratas de fabricar.</text:p>
      <text:p text:style-name="Standard">b) Porque son más eficientes energéticamente.</text:p>
      <text:p text:style-name="Standard">c) Porque son más fáciles de reparar.</text:p>
      <text:p text:style-name="Standard">d) Porque son más duraderas.</text:p>
      <text:p text:style-name="Standard"/>
      <text:p text:style-name="Standard">¿Qué ventajas ofrecen las fuentes de alimentación lineales sobre las conmutadas?</text:p>
      <text:p text:style-name="Standard">a) Mayor eficiencia.</text:p>
      <text:p text:style-name="Standard">b) Menor tamaño y peso.</text:p>
      <text:p text:style-name="Standard">c) Mayor durabilidad.</text:p>
      <text:p text:style-name="Standard">d) Menor costo.</text:p>
      <text:p text:style-name="Standard"/>
      <text:p text:style-name="Standard">¿Cuál es una desventaja común de las fuentes de alimentación lineales en comparación con las conmutadas?</text:p>
      <text:p text:style-name="Standard">a) Mayor interferencia electromagnética.</text:p>
      <text:p text:style-name="Standard">b) Menor capacidad de regulación del voltaje.</text:p>
      <text:p text:style-name="Standard">c) Mayor producción de calor.</text:p>
      <text:p text:style-name="Standard">d) Menor vida útil.</text:p>
      <text:p text:style-name="Standard"/>
      <text:p text:style-name="Standard">¿Qué tipo de transformador se utiliza típicamente en una fuente de alimentación lineal?</text:p>
      <text:p text:style-name="Standard">a) Transformador de núcleo de aire.</text:p>
      <text:p text:style-name="Standard">b) Transformador de ferrita.</text:p>
      <text:p text:style-name="Standard">c) Transformador de hierro-silicio.</text:p>
      <text:p text:style-name="Standard">d) Transformador de núcleo líquido.</text:p>
      <text:p text:style-name="Standard"/>
      <text:p text:style-name="Standard">¿Cuál es una aplicación común de las fuentes de alimentación conmutadas?</text:p>
      <text:p text:style-name="Standard">a) En dispositivos de alta precisión.</text:p>
      <text:p text:style-name="Standard">b) En sistemas de audio de alta fidelidad.</text:p>
      <text:p text:style-name="Standard">c) En computadoras y dispositivos electrónicos.</text:p>
      <text:p text:style-name="Standard">d) En equipos médicos sensibles.</text:p>
      <text:p text:style-name="Standard"/>
      <text:p text:style-name="Standard">¿Qué fase realiza una fuente de alimentación al rectificar la corriente alterna de entrada?</text:p>
      <text:p text:style-name="Standard">a) Rectificación.</text:p>
      <text:p text:style-name="Standard">b) Amplificación.</text:p>
      <text:p text:style-name="Standard">c) Modulación.</text:p>
      <text:p text:style-name="Standard">d) Filtrado.</text:p>
      <text:p text:style-name="Standard"/>
      <text:p text:style-name="Standard">¿Cuál es una ventaja clave de las fuentes de alimentación conmutadas en términos de eficiencia energética?</text:p>
      <text:p text:style-name="Standard">a) Generan menos calor.</text:p>
      <text:p text:style-name="Standard">b) Tienen una mayor capacidad de regulación del voltaje.</text:p>
      <text:p text:style-name="Standard">c) Son más fáciles de reparar.</text:p>
      <text:p text:style-name="Standard">d) Tienen una menor interferencia electromagnética.</text:p>
      <text:p text:style-name="Standard"/>
      <text:p text:style-name="Standard">¿Qué significa la sigla "PFC" en el contexto de las fuentes de alimentación?</text:p>
      <text:p text:style-name="Standard">a) Power Factor Correction (Corrección del Factor de Potencia).</text:p>
      <text:p text:style-name="Standard">b) Power Frequency Converter (Convertidor de Frecuencia de Potencia).</text:p>
      <text:p text:style-name="Standard"><text:soft-page-break/>c) Peak Function Control (Control de Función Pico).</text:p>
      <text:p text:style-name="Standard">d) Power Filter Capacitor (Condensador de Filtro de Potencia).</text:p>
      <text:p text:style-name="Standard"/>
      <text:p text:style-name="Standard">¿Qué función cumple un circuito de corrección del factor de potencia (PFC) en una fuente de alimentación?</text:p>
      <text:p text:style-name="Standard">a) Mejora el factor de potencia.</text:p>
      <text:p text:style-name="Standard">b) Aumenta la corriente de salida.</text:p>
      <text:p text:style-name="Standard">c) Regula el voltaje de salida.</text:p>
      <text:p text:style-name="Standard">d) Protege contra sobrecargas.</text:p>
      <text:p text:style-name="Standard"/>
      <text:p text:style-name="Standard">¿Qué factores determinan la eficiencia de una fuente de alimentación?</text:p>
      <text:p text:style-name="Standard">a) El tipo de transformador utilizado.</text:p>
      <text:p text:style-name="Standard">b) El diseño del circuito y los componentes utilizados.</text:p>
      <text:p text:style-name="Standard">c) El tamaño físico de la fuente de alimentación.</text:p>
      <text:p text:style-name="Standard">d) La marca del fabricante.</text:p>
      <text:p text:style-name="Standard"/>
      <text:p text:style-name="Standard">¿Cuál es el objetivo principal de una fuente de alimentación en un sistema eléctrico?</text:p>
      <text:p text:style-name="Standard">a) Generar calor.</text:p>
      <text:p text:style-name="Standard">b) Regular la corriente.</text:p>
      <text:p text:style-name="Standard">c) Convertir la energía de una forma a otra.</text:p>
      <text:p text:style-name="Standard">d) Proporcionar iluminación.</text:p>
      <text:p text:style-name="Standard"/>
      <text:p text:style-name="Standard">¿Cómo se ve afectada la eficiencia de una fuente de alimentación en un rango de carga ligero en comparación con una carga pesada?</text:p>
      <text:p text:style-name="Standard">a) La eficiencia disminuye en un rango de carga ligero.</text:p>
      <text:p text:style-name="Standard">b) La eficiencia aumenta en un rango de carga ligero.</text:p>
      <text:p text:style-name="Standard">c) La eficiencia permanece constante independientemente de la carga.</text:p>
      <text:p text:style-name="Standard">d) La eficiencia depende del tipo de fuente de alimentación.</text:p>
      <text:p text:style-name="Standard"/>
      <text:p text:style-name="Standard"/>
      <text:p text:style-name="Standard">¿Qué magnitudes pueden medir los polímetros?</text:p>
      <text:p text:style-name="Standard">a) Voltaje, corriente y resistencia.</text:p>
      <text:p text:style-name="Standard">b) Solo voltaje.</text:p>
      <text:p text:style-name="Standard">c) Solo corriente.</text:p>
      <text:p text:style-name="Standard">d) Solo resistencia.</text:p>
      <text:p text:style-name="Standard"/>
      <text:p text:style-name="Standard">¿Qué tipo de polímetro utiliza una "rueda" para seleccionar la magnitud y la escala de medición?</text:p>
      <text:p text:style-name="Standard">a) Analógico.</text:p>
      <text:p text:style-name="Standard">b) Digital.</text:p>
      <text:p text:style-name="Standard">c) Capacitivo.</text:p>
      <text:p text:style-name="Standard">d) Inductivo.</text:p>
      <text:p text:style-name="Standard"/>
      <text:p text:style-name="Standard">¿Cómo funciona un polímetro de "rueda" para seleccionar la magnitud y la escala de medición?</text:p>
      <text:p text:style-name="Standard">a) Girando una perilla para seleccionar la magnitud y la escala.</text:p>
      <text:p text:style-name="Standard">b) Presionando botones para seleccionar la magnitud y la escala.</text:p>
      <text:p text:style-name="Standard">c) Utilizando un sensor de proximidad.</text:p>
      <text:p text:style-name="Standard">d) Mediante un control remoto.</text:p>
      <text:p text:style-name="Standard"/>
      <text:p text:style-name="Standard">¿Cuál es la función principal de la función "ohmímetro" en un polímetro?</text:p>
      <text:p text:style-name="Standard">a) Medir la corriente.</text:p>
      <text:p text:style-name="Standard">b) Medir el voltaje.</text:p>
      <text:p text:style-name="Standard">c) Medir la resistencia.</text:p>
      <text:p text:style-name="Standard"><text:soft-page-break/>d) Medir la capacitancia.</text:p>
      <text:p text:style-name="Standard"/>
      <text:p text:style-name="Standard">¿Qué tipo de conexión se utiliza para medir la resistencia de un componente con un polímetro?</text:p>
      <text:p text:style-name="Standard">a) En serie.</text:p>
      <text:p text:style-name="Standard">b) En paralelo.</text:p>
      <text:p text:style-name="Standard">c) En derivación.</text:p>
      <text:p text:style-name="Standard">d) En puente.</text:p>
      <text:p text:style-name="Standard"/>
      <text:p text:style-name="Standard">¿Cómo se representa una lectura de resistencia en un polímetro digital?</text:p>
      <text:p text:style-name="Standard">a) En ohmios (Ω).</text:p>
      <text:p text:style-name="Standard">b) En voltios (V).</text:p>
      <text:p text:style-name="Standard">c) En amperios (A).</text:p>
      <text:p text:style-name="Standard">d) En decibelios (dB).</text:p>
      <text:p text:style-name="Standard"/>
      <text:p text:style-name="Standard">¿Qué indica una lectura de "1" en un polímetro digital en la escala de resistencia?</text:p>
      <text:p text:style-name="Standard">a) Circuito abierto.</text:p>
      <text:p text:style-name="Standard">b) Resistencia infinita.</text:p>
      <text:p text:style-name="Standard">c) Resistencia muy baja.</text:p>
      <text:p text:style-name="Standard">d) Cortocircuito.</text:p>
      <text:p text:style-name="Standard"/>
      <text:p text:style-name="Standard">¿Qué indica una lectura de "0" en un polímetro digital en la escala de resistencia?</text:p>
      <text:p text:style-name="Standard">a) Circuito abierto.</text:p>
      <text:p text:style-name="Standard">b) Resistencia infinita.</text:p>
      <text:p text:style-name="Standard">c) Resistencia muy baja.</text:p>
      <text:p text:style-name="Standard">d) Cortocircuito.</text:p>
      <text:p text:style-name="Standard"/>
      <text:p text:style-name="Standard">¿Qué tipo de conexión se utiliza para medir la corriente con un polímetro?</text:p>
      <text:p text:style-name="Standard">a) En serie.</text:p>
      <text:p text:style-name="Standard">b) En paralelo.</text:p>
      <text:p text:style-name="Standard">c) En derivación.</text:p>
      <text:p text:style-name="Standard">d) En puente.</text:p>
      <text:p text:style-name="Standard"/>
      <text:p text:style-name="Standard">¿Qué magnitud se mide en la función "voltímetro" de un polímetro?</text:p>
      <text:p text:style-name="Standard">a) Voltaje.</text:p>
      <text:p text:style-name="Standard">b) Corriente.</text:p>
      <text:p text:style-name="Standard">c) Resistencia.</text:p>
      <text:p text:style-name="Standard">d) Capacidad.</text:p>
      <text:p text:style-name="Standard"/>
      <text:p text:style-name="Standard">¿Cómo se representa una lectura de voltaje en un polímetro digital?</text:p>
      <text:p text:style-name="Standard">a) En voltios (V).</text:p>
      <text:p text:style-name="Standard">b) En amperios (A).</text:p>
      <text:p text:style-name="Standard">c) En ohmios (Ω).</text:p>
      <text:p text:style-name="Standard">d) En decibelios (dB).</text:p>
      <text:p text:style-name="Standard"/>
      <text:p text:style-name="Standard">¿Qué tipo de conexión se utiliza para medir la capacitancia con un polímetro?</text:p>
      <text:p text:style-name="Standard">a) En serie.</text:p>
      <text:p text:style-name="Standard">b) En paralelo.</text:p>
      <text:p text:style-name="Standard">c) En derivación.</text:p>
      <text:p text:style-name="Standard">d) En puente.</text:p>
      <text:p text:style-name="Standard"/>
      <text:p text:style-name="Standard">¿Qué indica una lectura "OL" en un polímetro digital en la escala de capacitancia?</text:p>
      <text:p text:style-name="Standard">a) Capacitancia infinita.</text:p>
      <text:p text:style-name="Standard"><text:soft-page-break/>b) Circuito abierto.</text:p>
      <text:p text:style-name="Standard">c) Capacitancia muy baja.</text:p>
      <text:p text:style-name="Standard">d) Cortocircuito.</text:p>
      <text:p text:style-name="Standard"/>
      <text:p text:style-name="Standard">¿Qué tipo de conexión se utiliza para medir la continuidad con un polímetro?</text:p>
      <text:p text:style-name="Standard">a) En serie.</text:p>
      <text:p text:style-name="Standard">b) En paralelo.</text:p>
      <text:p text:style-name="Standard">c) En derivación.</text:p>
      <text:p text:style-name="Standard">d) En puente.</text:p>
      <text:p text:style-name="Standard"/>
      <text:p text:style-name="Standard">¿Qué función cumple un polímetro al medir la continuidad de un circuito?</text:p>
      <text:p text:style-name="Standard">a) Verificar si hay corriente en el circuito.</text:p>
      <text:p text:style-name="Standard">b) Comprobar si hay un cortocircuito.</text:p>
      <text:p text:style-name="Standard">c) Confirmar si el circuito está cerrado.</text:p>
      <text:p text:style-name="Standard">d) Medir la resistencia total del circuito.</text:p>
      <text:p text:style-name="Standard"/>
      <text:p text:style-name="Standard">¿Qué magnitud se puede medir con un polímetro en la función "diodo"?</text:p>
      <text:p text:style-name="Standard">a) Voltaje directo y voltaje inverso.</text:p>
      <text:p text:style-name="Standard">b) Corriente directa y corriente inversa.</text:p>
      <text:p text:style-name="Standard">c) Resistencia directa y resistencia inversa.</text:p>
      <text:p text:style-name="Standard">d) Capacitancia directa e capacitancia inversa.</text:p>
      <text:p text:style-name="Standard"/>
      <text:p text:style-name="Standard">¿Qué indica una lectura de "0.7 V" en un polímetro en la función de diodo?</text:p>
      <text:p text:style-name="Standard">a) Voltaje directo.</text:p>
      <text:p text:style-name="Standard">b) Voltaje inverso.</text:p>
      <text:p text:style-name="Standard">c) Circuito abierto.</text:p>
      <text:p text:style-name="Standard">d) Cortocircuito.</text:p>
      <text:p text:style-name="Standard"/>
      <text:p text:style-name="Standard">¿Cómo se mide la ganancia de corriente (hFE) de un transistor con un polímetro?</text:p>
      <text:p text:style-name="Standard">a) Utilizando la función de diodo.</text:p>
      <text:p text:style-name="Standard">b) Utilizando la función de resistencia.</text:p>
      <text:p text:style-name="Standard">c) Utilizando la función de continuidad.</text:p>
      <text:p text:style-name="Standard">d) Utilizando la función de transistor.</text:p>
      <text:p text:style-name="Standard"/>
      <text:p text:style-name="Standard">¿Qué función realiza un polímetro al medir la ganancia de corriente (hFE) de un transistor?</text:p>
      <text:p text:style-name="Standard">a) Verificar si el transistor está dañado.</text:p>
      <text:p text:style-name="Standard">b) Calcular la potencia disipada por el transistor.</text:p>
      <text:p text:style-name="Standard">c) Determinar la relación entre la corriente de base y la corriente de colector.</text:p>
      <text:p text:style-name="Standard">d) Medir la resistencia entre los terminales del transistor.</text:p>
      <text:p text:style-name="Standard"/>
      <text:p text:style-name="Standard">¿Cuál es la función de la función "probador de componentes" en algunos polímetros?</text:p>
      <text:p text:style-name="Standard">a) Identificar componentes electrónicos por su valor.</text:p>
      <text:p text:style-name="Standard">b) Medir la temperatura de los componentes.</text:p>
      <text:p text:style-name="Standard">c) Verificar la integridad de los componentes electrónicos.</text:p>
      <text:p text:style-name="Standard">d) Calcular la potencia de los componentes.</text:p>
      <text:p text:style-name="Standard"/>
      <text:p text:style-name="Standard">¿Cuál es la principal diferencia entre un transistor NPN y un transistor PNP?</text:p>
      <text:p text:style-name="Standard">a) La dirección del flujo de corriente.</text:p>
      <text:p text:style-name="Standard">b) El material semiconductor utilizado.</text:p>
      <text:p text:style-name="Standard">c) El tipo de dopaje en las capas de semiconductor.</text:p>
      <text:p text:style-name="Standard">d) El número de terminales.</text:p>
      <text:p text:style-name="Standard"/>
      <text:p text:style-name="Standard"><text:soft-page-break/>¿Qué significa la sigla "NPN" en un transistor?</text:p>
      <text:p text:style-name="Standard">a) Negativo, Positivo, Negativo.</text:p>
      <text:p text:style-name="Standard">b) Núcleo, Potencia, Neutro.</text:p>
      <text:p text:style-name="Standard">c) Negativo, Positivo, Negativo.</text:p>
      <text:p text:style-name="Standard">d) Nitrógeno, Plata, Níquel.</text:p>
      <text:p text:style-name="Standard"/>
      <text:p text:style-name="Standard">¿Qué tipo de dopaje se utiliza en la región de la base de un transistor NPN?</text:p>
      <text:p text:style-name="Standard">a) Tipo P (positivo).</text:p>
      <text:p text:style-name="Standard">b) Tipo N (negativo).</text:p>
      <text:p text:style-name="Standard">c) Tipo S (semiconductor).</text:p>
      <text:p text:style-name="Standard">d) Tipo D (dopado).</text:p>
      <text:p text:style-name="Standard"/>
      <text:p text:style-name="Standard">¿Qué tipo de corriente controla la operación de un transistor NPN?</text:p>
      <text:p text:style-name="Standard">a) Corriente de colector a emisor.</text:p>
      <text:p text:style-name="Standard">b) Corriente de base a emisor.</text:p>
      <text:p text:style-name="Standard">c) Corriente de emisor a colector.</text:p>
      <text:p text:style-name="Standard">d) Corriente de base a colector.</text:p>
      <text:p text:style-name="Standard"/>
      <text:p text:style-name="Standard">¿Cuál es la utilidad principal de un transistor NPN en un circuito electrónico?</text:p>
      <text:p text:style-name="Standard">a) Amplificación de corriente.</text:p>
      <text:p text:style-name="Standard">b) Amplificación de voltaje.</text:p>
      <text:p text:style-name="Standard">c) Generación de potencia.</text:p>
      <text:p text:style-name="Standard">d) Conversión de señales digitales a analógicas.</text:p>
      <text:p text:style-name="Standard"/>
      <text:p text:style-name="Standard">¿Cuál es la principal diferencia de funcionamiento entre un transistor NPN y un transistor PNP?</text:p>
      <text:p text:style-name="Standard">a) La polaridad de las corrientes.</text:p>
      <text:p text:style-name="Standard">b) La cantidad de electrones libres.</text:p>
      <text:p text:style-name="Standard">c) La dirección del flujo de corriente.</text:p>
      <text:p text:style-name="Standard">d) La resistencia interna.</text:p>
      <text:p text:style-name="Standard"/>
      <text:p text:style-name="Standard">¿Qué significa la sigla "PNP" en un transistor?</text:p>
      <text:p text:style-name="Standard">a) Positivo, Negativo, Positivo.</text:p>
      <text:p text:style-name="Standard">b) Potencia, Neutro, Plata.</text:p>
      <text:p text:style-name="Standard">c) Paralelo, Núcleo, Positivo.</text:p>
      <text:p text:style-name="Standard">d) Positrón, Neutrino, Protón.</text:p>
      <text:p text:style-name="Standard"/>
      <text:p text:style-name="Standard">¿Qué tipo de dopaje se utiliza en la región de la base de un transistor PNP?</text:p>
      <text:p text:style-name="Standard">a) Tipo N (negativo).</text:p>
      <text:p text:style-name="Standard">b) Tipo P (positivo).</text:p>
      <text:p text:style-name="Standard">c) Tipo S (semiconductor).</text:p>
      <text:p text:style-name="Standard">d) Tipo D (dopado).</text:p>
      <text:p text:style-name="Standard"/>
      <text:p text:style-name="Standard">¿Qué tipo de corriente controla la operación de un transistor PNP?</text:p>
      <text:p text:style-name="Standard">a) Corriente de emisor a colector.</text:p>
      <text:p text:style-name="Standard">b) Corriente de base a emisor.</text:p>
      <text:p text:style-name="Standard">c) Corriente de base a colector.</text:p>
      <text:p text:style-name="Standard">d) Corriente de colector a emisor.</text:p>
      <text:p text:style-name="Standard"/>
      <text:p text:style-name="Standard">¿Cuál es la utilidad principal de un transistor PNP en un circuito electrónico?</text:p>
      <text:p text:style-name="Standard">a) Amplificación de corriente.</text:p>
      <text:p text:style-name="Standard">b) Amplificación de voltaje.</text:p>
      <text:p text:style-name="Standard">c) Generación de potencia.</text:p>
      <text:p text:style-name="Standard"><text:soft-page-break/>d) Conversión de señales analógicas a digitales.</text:p>
      <text:p text:style-name="Standard"/>
      <text:p text:style-name="Standard">¿Qué tipo de transistores se utilizan comúnmente en aplicaciones de conmutación y amplificación de alta velocidad?</text:p>
      <text:p text:style-name="Standard">a) MOSFETs.</text:p>
      <text:p text:style-name="Standard">b) BJT NPN.</text:p>
      <text:p text:style-name="Standard">c) BJT PNP.</text:p>
      <text:p text:style-name="Standard">d) JFETs.</text:p>
      <text:p text:style-name="Standard"/>
      <text:p text:style-name="Standard">¿Cuál es la estructura básica de un MOSFET?</text:p>
      <text:p text:style-name="Standard">a) Base, emisor, colector.</text:p>
      <text:p text:style-name="Standard">b) Puerta, fuente, drenador.</text:p>
      <text:p text:style-name="Standard">c) Ánodo, cátodo, compuerta.</text:p>
      <text:p text:style-name="Standard">d) Núcleo, neutro, potencia.</text:p>
      <text:p text:style-name="Standard"/>
      <text:p text:style-name="Standard">¿Cuál es la principal diferencia entre un MOSFET de canal N y un MOSFET de canal P?</text:p>
      <text:p text:style-name="Standard">a) El tipo de dopaje en el sustrato semiconductor.</text:p>
      <text:p text:style-name="Standard">b) El número de terminales.</text:p>
      <text:p text:style-name="Standard">c) La dirección del flujo de corriente.</text:p>
      <text:p text:style-name="Standard">d) El material del sustrato semiconductor.</text:p>
      <text:p text:style-name="Standard"/>
      <text:p text:style-name="Standard">¿Qué material se utiliza comúnmente para el sustrato semiconductor en un MOSFET de canal N?</text:p>
      <text:p text:style-name="Standard">a) Silicio tipo N.</text:p>
      <text:p text:style-name="Standard">b) Silicio tipo P.</text:p>
      <text:p text:style-name="Standard">c) Germanio.</text:p>
      <text:p text:style-name="Standard">d) Arsénico.</text:p>
      <text:p text:style-name="Standard"/>
      <text:p text:style-name="Standard">¿Cuál es la principal aplicación de los MOSFETs en la electrónica moderna?</text:p>
      <text:p text:style-name="Standard">a) Amplificación de señales analógicas.</text:p>
      <text:p text:style-name="Standard">b) Conmutación de alta velocidad.</text:p>
      <text:p text:style-name="Standard">c) Regulación de voltaje.</text:p>
      <text:p text:style-name="Standard">d) Conversión de energía.</text:p>
      <text:p text:style-name="Standard"/>
      <text:p text:style-name="Standard">¿Qué tipo de transistores son más susceptibles a la degradación por efecto de la temperatura?</text:p>
      <text:p text:style-name="Standard">a) BJT NPN.</text:p>
      <text:p text:style-name="Standard">b) BJT PNP.</text:p>
      <text:p text:style-name="Standard">c) MOSFET de canal N.</text:p>
      <text:p text:style-name="Standard">d) MOSFET de canal P.</text:p>
      <text:p text:style-name="Standard"/>
      <text:p text:style-name="Standard">¿Qué tipo de transistores es más comúnmente utilizado en amplificadores de audio de alta fidelidad?</text:p>
      <text:p text:style-name="Standard">a) BJT NPN.</text:p>
      <text:p text:style-name="Standard">b) BJT PNP.</text:p>
      <text:p text:style-name="Standard">c) MOSFET de canal N.</text:p>
      <text:p text:style-name="Standard">d) MOSFET de canal P.</text:p>
      <text:p text:style-name="Standard"/>
      <text:p text:style-name="Standard">¿Qué función cumple la "compuerta" en un MOSFET?</text:p>
      <text:p text:style-name="Standard">a) Controlar el flujo de corriente entre el drenador y la fuente.</text:p>
      <text:p text:style-name="Standard">b) Amplificar la señal de entrada.</text:p>
      <text:p text:style-name="Standard">c) Regular la temperatura del dispositivo.</text:p>
      <text:p text:style-name="Standard">d) Generar un campo magnético.</text:p>
      <text:p text:style-name="Standard"/>
      <text:p text:style-name="Standard"><text:soft-page-break/>¿Cuál es una ventaja de los MOSFETs sobre los BJT en términos de consumo de energía?</text:p>
      <text:p text:style-name="Standard">a) Tienen una menor resistencia en estado de saturación.</text:p>
      <text:p text:style-name="Standard">b) Requieren una menor corriente de base para la activación.</text:p>
      <text:p text:style-name="Standard">c) Tienen una mayor eficiencia energética en conmutación.</text:p>
      <text:p text:style-name="Standard">d) Tienen una mayor ganancia de corriente.</text:p>
      <text:p text:style-name="Standard"/>
      <text:p text:style-name="Standard">¿Qué tipo de transistor se utiliza comúnmente en aplicaciones de alta frecuencia y baja potencia, como amplificadores de señal en antenas?</text:p>
      <text:p text:style-name="Standard">a) JFETs.</text:p>
      <text:p text:style-name="Standard">b) BJT NPN.</text:p>
      <text:p text:style-name="Standard">c) BJT PNP.</text:p>
      <text:p text:style-name="Standard">d) MOSFETs de canal N.</text:p>
      <text:p text:style-name="Standard"/>
      <text:p text:style-name="Standard"/>
      <text:p text:style-name="Standard"/>
      <text:p text:style-name="Standard">¿Qué tipo de corriente suelen suministrar los cargadores de portátiles?</text:p>
      <text:p text:style-name="Standard">a) Corriente continua (DC).</text:p>
      <text:p text:style-name="Standard">b) Corriente alterna (AC).</text:p>
      <text:p text:style-name="Standard">c) Corriente pulsante.</text:p>
      <text:p text:style-name="Standard">d) Corriente trifásica.</text:p>
      <text:p text:style-name="Standard"/>
      <text:p text:style-name="Standard">¿Cuál es el propósito principal de un cargador de portátil?</text:p>
      <text:p text:style-name="Standard">a) Almacenar energía.</text:p>
      <text:p text:style-name="Standard">b) Convertir corriente alterna a corriente continua.</text:p>
      <text:p text:style-name="Standard">c) Suministrar energía a la batería del portátil.</text:p>
      <text:p text:style-name="Standard">d) Regular la temperatura del portátil.</text:p>
      <text:p text:style-name="Standard"/>
      <text:p text:style-name="Standard">¿Qué parámetro se mide en vatios en un cargador de portátil?</text:p>
      <text:p text:style-name="Standard">a) Tensión (voltios).</text:p>
      <text:p text:style-name="Standard">b) Corriente (amperios).</text:p>
      <text:p text:style-name="Standard">c) Potencia (vatios).</text:p>
      <text:p text:style-name="Standard">d) Resistencia (ohmios).</text:p>
      <text:p text:style-name="Standard"/>
      <text:p text:style-name="Standard">¿Por qué es importante que el cargador de un portátil suministre la potencia adecuada?</text:p>
      <text:p text:style-name="Standard">a) Para garantizar un funcionamiento eficiente del portátil.</text:p>
      <text:p text:style-name="Standard">b) Para aumentar la duración de la batería del portátil.</text:p>
      <text:p text:style-name="Standard">c) Para reducir el consumo de energía del portátil.</text:p>
      <text:p text:style-name="Standard">d) Para mejorar la calidad del sonido del portátil.</text:p>
      <text:p text:style-name="Standard"/>
      <text:p text:style-name="Standard">¿Qué sucede si se utiliza un cargador con una potencia inferior a la recomendada para un portátil?</text:p>
      <text:p text:style-name="Standard">a) El portátil no se cargará.</text:p>
      <text:p text:style-name="Standard">b) El portátil se sobrecalentará.</text:p>
      <text:p text:style-name="Standard">c) El cargador se dañará.</text:p>
      <text:p text:style-name="Standard">d) La velocidad del portátil disminuirá.</text:p>
      <text:p text:style-name="Standard"/>
      <text:p text:style-name="Standard">¿Cuál es el voltaje estándar de salida de la mayoría de los cargadores de portátil?</text:p>
      <text:p text:style-name="Standard">a) 5 voltios.</text:p>
      <text:p text:style-name="Standard">b) 9 voltios.</text:p>
      <text:p text:style-name="Standard">c) 12 voltios.</text:p>
      <text:p text:style-name="Standard">d) 19 voltios.</text:p>
      <text:p text:style-name="Standard"/>
      <text:p text:style-name="Standard">¿Cuál es el amperaje típico de salida de un cargador de portátil?</text:p>
      <text:p text:style-name="Standard"><text:soft-page-break/>a) 1 amperio.</text:p>
      <text:p text:style-name="Standard">b) 2 amperios.</text:p>
      <text:p text:style-name="Standard">c) 3 amperios.</text:p>
      <text:p text:style-name="Standard">d) 5 amperios.</text:p>
      <text:p text:style-name="Standard"/>
      <text:p text:style-name="Standard">¿Qué sucede si se utiliza un cargador con un voltaje de salida superior al recomendado para un portátil?</text:p>
      <text:p text:style-name="Standard">a) El portátil no se cargará.</text:p>
      <text:p text:style-name="Standard">b) El portátil se cargará más rápido.</text:p>
      <text:p text:style-name="Standard">c) El portátil se sobrecalentará.</text:p>
      <text:p text:style-name="Standard">d) El cargador se dañará.</text:p>
      <text:p text:style-name="Standard"/>
      <text:p text:style-name="Standard">¿Qué función cumple el transformador en un cargador de portátil?</text:p>
      <text:p text:style-name="Standard">a) Convertir la corriente alterna en corriente continua.</text:p>
      <text:p text:style-name="Standard">b) Regular la tensión de salida.</text:p>
      <text:p text:style-name="Standard">c) Aumentar la corriente de salida.</text:p>
      <text:p text:style-name="Standard">d) Reducir la corriente de entrada.</text:p>
      <text:p text:style-name="Standard"/>
      <text:p text:style-name="Standard">¿Qué tipo de conectores se utilizan comúnmente en los extremos de los cables de los cargadores de portátil?</text:p>
      <text:p text:style-name="Standard">a) USB-A.</text:p>
      <text:p text:style-name="Standard">b) USB-C.</text:p>
      <text:p text:style-name="Standard">c) Conector de barril.</text:p>
      <text:p text:style-name="Standard">d) Conector RCA.</text:p>
      <text:p text:style-name="Standard"/>
      <text:p text:style-name="Standard">¿Qué factores pueden afectar la potencia de salida real de un cargador de portátil?</text:p>
      <text:p text:style-name="Standard">a) La temperatura ambiente.</text:p>
      <text:p text:style-name="Standard">b) El tipo de enchufe utilizado.</text:p>
      <text:p text:style-name="Standard">c) La marca del cargador.</text:p>
      <text:p text:style-name="Standard">d) El color del cable de alimentación.</text:p>
      <text:p text:style-name="Standard"/>
      <text:p text:style-name="Standard">¿Cuál es la función de un fusible en un cargador de portátil?</text:p>
      <text:p text:style-name="Standard">a) Proteger el cargador contra sobretensiones.</text:p>
      <text:p text:style-name="Standard">b) Limitar la corriente de salida.</text:p>
      <text:p text:style-name="Standard">c) Regular la temperatura del cargador.</text:p>
      <text:p text:style-name="Standard">d) Convertir la corriente alterna en corriente continua.</text:p>
      <text:p text:style-name="Standard"/>
      <text:p text:style-name="Standard">¿Qué significa la sigla "AC" en el contexto de los cargadores de portátil?</text:p>
      <text:p text:style-name="Standard">a) Alternating Current (Corriente Alterna).</text:p>
      <text:p text:style-name="Standard">b) Alternating Charge (Carga Alterna).</text:p>
      <text:p text:style-name="Standard">c) Alternating Connector (Conector Alterno).</text:p>
      <text:p text:style-name="Standard">d) Alternating Capacitor (Capacitor Alterno).</text:p>
      <text:p text:style-name="Standard"/>
      <text:p text:style-name="Standard">¿Qué significa la sigla "DC" en el contexto de los cargadores de portátil?</text:p>
      <text:p text:style-name="Standard">a) Direct Current (Corriente Continua).</text:p>
      <text:p text:style-name="Standard">b) Direct Connector (Conector Directo).</text:p>
      <text:p text:style-name="Standard">c) Direct Capacitor (Capacitor Directo).</text:p>
      <text:p text:style-name="Standard">d) Direct Charge (Carga Directa).</text:p>
      <text:p text:style-name="Standard"/>
      <text:p text:style-name="Standard">¿Qué medida de seguridad se debe tener en cuenta al utilizar un cargador de portátil?</text:p>
      <text:p text:style-name="Standard">a) No enrollar el cable alrededor del cargador.</text:p>
      <text:p text:style-name="Standard">b) No utilizar el cargador cerca de agua.</text:p>
      <text:p text:style-name="Standard"><text:soft-page-break/>c) No conectar el cargador a un enchufe con alta tensión.</text:p>
      <text:p text:style-name="Standard">d) No utilizar el cargador en un lugar con poca ventilación.</text:p>
      <text:p text:style-name="Standard"/>
      <text:p text:style-name="Standard">¿Qué función cumple el sistema de protección contra sobrecargas en un cargador de portátil?</text:p>
      <text:p text:style-name="Standard">a) Evitar que el portátil se sobrecaliente.</text:p>
      <text:p text:style-name="Standard">b) Limitar la corriente de salida en caso de sobrecarga.</text:p>
      <text:p text:style-name="Standard">c) Regular la tensión de salida del cargador.</text:p>
      <text:p text:style-name="Standard">d) Convertir la corriente alterna en corriente continua.</text:p>
      <text:p text:style-name="Standard"/>
      <text:p text:style-name="Standard">¿Qué característica del cargador de portátil se debe verificar antes de comprar uno para asegurarse de que sea compatible con el dispositivo?</text:p>
      <text:p text:style-name="Standard">a) El voltaje de salida.</text:p>
      <text:p text:style-name="Standard">b) El amperaje de salida.</text:p>
      <text:p text:style-name="Standard">c) El tipo de conector.</text:p>
      <text:p text:style-name="Standard">d) Todas las anteriores.</text:p>
      <text:p text:style-name="Standard"/>
      <text:p text:style-name="Standard">¿Cuál es la función del rectificador en un cargador de portátil?</text:p>
      <text:p text:style-name="Standard">a) Convertir la corriente alterna en corriente continua.</text:p>
      <text:p text:style-name="Standard">b) Regular la tensión de salida.</text:p>
      <text:p text:style-name="Standard">c) Aumentar la corriente de salida.</text:p>
      <text:p text:style-name="Standard">d) Reducir la corriente de entrada.</text:p>
      <text:p text:style-name="Standard"/>
      <text:p text:style-name="Standard">¿Qué tipo de corriente se suministra a la mayoría de los portátiles modernos?</text:p>
      <text:p text:style-name="Standard">a) Corriente continua (DC).</text:p>
      <text:p text:style-name="Standard">b) Corriente alterna (AC).</text:p>
      <text:p text:style-name="Standard">c) Corriente pulsante.</text:p>
      <text:p text:style-name="Standard">d) Corriente trifásica.</text:p>
      <text:p text:style-name="Standard"/>
      <text:p text:style-name="Standard">¿Por qué es importante utilizar un cargador específico para el modelo de portátil que se está cargando?</text:p>
      <text:p text:style-name="Standard">a) Para garantizar la compatibilidad eléctrica.</text:p>
      <text:p text:style-name="Standard">b) Para evitar daños en la batería del portátil.</text:p>
      <text:p text:style-name="Standard">c) Para maximizar la velocidad de carga.</text:p>
      <text:p text:style-name="Standard">d) Todas las anteriores.</text:p>
      <text:p text:style-name="Standard"/>
      <text:p text:style-name="Standard"/>
      <text:p text:style-name="Standard">¿Qué componente principal almacena los datos en un disco duro?</text:p>
      <text:p text:style-name="Standard">a) Platos magnéticos.</text:p>
      <text:p text:style-name="Standard">b) Cabezales de lectura/escritura.</text:p>
      <text:p text:style-name="Standard">c) Controladora.</text:p>
      <text:p text:style-name="Standard">d) Memoria caché.</text:p>
      <text:p text:style-name="Standard"/>
      <text:p text:style-name="Standard">¿Qué tipo de tecnología se utiliza para almacenar datos en un disco duro?</text:p>
      <text:p text:style-name="Standard">a) Magnética.</text:p>
      <text:p text:style-name="Standard">b) Óptica.</text:p>
      <text:p text:style-name="Standard">c) Flash.</text:p>
      <text:p text:style-name="Standard">d) Neumática.</text:p>
      <text:p text:style-name="Standard"/>
      <text:p text:style-name="Standard">¿Cuál es el propósito de la memoria caché en un disco duro?</text:p>
      <text:p text:style-name="Standard">a) Almacenar permanentemente los datos.</text:p>
      <text:p text:style-name="Standard">b) Mejorar la velocidad de acceso a los datos.</text:p>
      <text:p text:style-name="Standard">c) Proteger los datos contra pérdidas.</text:p>
      <text:p text:style-name="Standard"><text:soft-page-break/>d) Controlar el flujo de datos hacia y desde el disco.</text:p>
      <text:p text:style-name="Standard"/>
      <text:p text:style-name="Standard">¿Qué es el tiempo de acceso en un disco duro?</text:p>
      <text:p text:style-name="Standard">a) El tiempo necesario para buscar datos en el disco.</text:p>
      <text:p text:style-name="Standard">b) El tiempo que tarda el disco en girar completamente.</text:p>
      <text:p text:style-name="Standard">c) El tiempo que tarda en escribir datos en el disco.</text:p>
      <text:p text:style-name="Standard">d) El tiempo que tarda en formatearse el disco.</text:p>
      <text:p text:style-name="Standard"/>
      <text:p text:style-name="Standard">¿Qué componente físico lee y escribe los datos en los platos magnéticos de un disco duro?</text:p>
      <text:p text:style-name="Standard">a) Cabezales de lectura/escritura.</text:p>
      <text:p text:style-name="Standard">b) Platos magnéticos.</text:p>
      <text:p text:style-name="Standard">c) Controladora.</text:p>
      <text:p text:style-name="Standard">d) Memoria caché.</text:p>
      <text:p text:style-name="Standard"/>
      <text:p text:style-name="Standard">¿Cuál es la unidad de medida típica para la capacidad de almacenamiento de un disco duro?</text:p>
      <text:p text:style-name="Standard">a) Gigabytes (GB) o Terabytes (TB).</text:p>
      <text:p text:style-name="Standard">b) Megahercios (MHz).</text:p>
      <text:p text:style-name="Standard">c) Gigahertzios (GHz).</text:p>
      <text:p text:style-name="Standard">d) Milisegundos (ms).</text:p>
      <text:p text:style-name="Standard"/>
      <text:p text:style-name="Standard">¿Qué es el factor de forma en un disco duro?</text:p>
      <text:p text:style-name="Standard">a) El tamaño físico del disco.</text:p>
      <text:p text:style-name="Standard">b) La velocidad de rotación del disco.</text:p>
      <text:p text:style-name="Standard">c) La capacidad de almacenamiento del disco.</text:p>
      <text:p text:style-name="Standard">d) La marca y modelo del disco.</text:p>
      <text:p text:style-name="Standard"/>
      <text:p text:style-name="Standard">¿Cuál es el factor de forma más común para los discos duros de computadora de escritorio?</text:p>
      <text:p text:style-name="Standard">a) 3.5 pulgadas.</text:p>
      <text:p text:style-name="Standard">b) 2.5 pulgadas.</text:p>
      <text:p text:style-name="Standard">c) 1.8 pulgadas.</text:p>
      <text:p text:style-name="Standard">d) 5.25 pulgadas.</text:p>
      <text:p text:style-name="Standard"/>
      <text:p text:style-name="Standard">¿Qué tipo de interfaz se utiliza comúnmente para conectar un disco duro a una computadora?</text:p>
      <text:p text:style-name="Standard">a) SATA (Serial ATA).</text:p>
      <text:p text:style-name="Standard">b) USB (Universal Serial Bus).</text:p>
      <text:p text:style-name="Standard">c) Thunderbolt.</text:p>
      <text:p text:style-name="Standard">d) FireWire.</text:p>
      <text:p text:style-name="Standard"/>
      <text:p text:style-name="Standard">¿Qué tipo de disco duro utiliza cabezales de lectura/escritura suspendidos sobre los platos magnéticos por una película de aire en movimiento?</text:p>
      <text:p text:style-name="Standard">a) Disco duro de tipo HDD (Hard Disk Drive).</text:p>
      <text:p text:style-name="Standard">b) Disco duro de tipo SSD (Solid State Drive).</text:p>
      <text:p text:style-name="Standard">c) Disco duro de tipo SSHD (Solid State Hybrid Drive).</text:p>
      <text:p text:style-name="Standard">d) Disco duro de tipo M.2.</text:p>
      <text:p text:style-name="Standard"/>
      <text:p text:style-name="Standard">¿Cuál es la principal diferencia entre un disco duro HDD y un disco duro SSD?</text:p>
      <text:p text:style-name="Standard">a) La tecnología de almacenamiento utilizada.</text:p>
      <text:p text:style-name="Standard">b) La velocidad de transferencia de datos.</text:p>
      <text:p text:style-name="Standard">c) El factor de forma.</text:p>
      <text:p text:style-name="Standard">d) La capacidad de almacenamiento.</text:p>
      <text:p text:style-name="Standard"/>
      <text:p text:style-name="Standard">¿Qué tipo de disco duro no tiene partes móviles y utiliza memoria flash para almacenar datos?</text:p>
      <text:p text:style-name="Standard"><text:soft-page-break/>a) SSD (Solid State Drive).</text:p>
      <text:p text:style-name="Standard">b) HDD (Hard Disk Drive).</text:p>
      <text:p text:style-name="Standard">c) SSHD (Solid State Hybrid Drive).</text:p>
      <text:p text:style-name="Standard">d) M.2.</text:p>
      <text:p text:style-name="Standard"/>
      <text:p text:style-name="Standard">¿Qué tipo de disco duro es más resistente a los golpes y vibraciones debido a la ausencia de partes móviles?</text:p>
      <text:p text:style-name="Standard">a) SSD (Solid State Drive).</text:p>
      <text:p text:style-name="Standard">b) HDD (Hard Disk Drive).</text:p>
      <text:p text:style-name="Standard">c) SSHD (Solid State Hybrid Drive).</text:p>
      <text:p text:style-name="Standard">d) M.2.</text:p>
      <text:p text:style-name="Standard"/>
      <text:p text:style-name="Standard">¿Qué tipo de disco duro es más propenso a fallos mecánicos debido al desgaste de sus partes móviles?</text:p>
      <text:p text:style-name="Standard">a) HDD (Hard Disk Drive).</text:p>
      <text:p text:style-name="Standard">b) SSD (Solid State Drive).</text:p>
      <text:p text:style-name="Standard">c) SSHD (Solid State Hybrid Drive).</text:p>
      <text:p text:style-name="Standard">d) M.2.</text:p>
      <text:p text:style-name="Standard"/>
      <text:p text:style-name="Standard">¿Qué tipo de disco duro se caracteriza por tener una mayor velocidad de acceso a los datos?</text:p>
      <text:p text:style-name="Standard">a) SSD (Solid State Drive).</text:p>
      <text:p text:style-name="Standard">b) HDD (Hard Disk Drive).</text:p>
      <text:p text:style-name="Standard">c) SSHD (Solid State Hybrid Drive).</text:p>
      <text:p text:style-name="Standard">d) M.2.</text:p>
      <text:p text:style-name="Standard"/>
      <text:p text:style-name="Standard">¿Qué tipo de disco duro es más adecuado para aplicaciones que requieren una alta capacidad de almacenamiento a un costo relativamente bajo?</text:p>
      <text:p text:style-name="Standard">a) HDD (Hard Disk Drive).</text:p>
      <text:p text:style-name="Standard">b) SSD (Solid State Drive).</text:p>
      <text:p text:style-name="Standard">c) SSHD (Solid State Hybrid Drive).</text:p>
      <text:p text:style-name="Standard">d) M.2.</text:p>
      <text:p text:style-name="Standard"/>
      <text:p text:style-name="Standard">¿Qué factor afecta principalmente la velocidad de transferencia de datos en un disco duro SSD?</text:p>
      <text:p text:style-name="Standard">a) El tipo de controladora utilizada.</text:p>
      <text:p text:style-name="Standard">b) La cantidad de memoria caché.</text:p>
      <text:p text:style-name="Standard">c) La velocidad de rotación de los platos.</text:p>
      <text:p text:style-name="Standard">d) La densidad de los platos magnéticos.</text:p>
      <text:p text:style-name="Standard"/>
      <text:p text:style-name="Standard">¿Cuál es el principal beneficio de un disco duro SSHD en comparación con un HDD tradicional?</text:p>
      <text:p text:style-name="Standard">a) Mayor velocidad de acceso a los datos.</text:p>
      <text:p text:style-name="Standard">b) Mayor capacidad de almacenamiento.</text:p>
      <text:p text:style-name="Standard">c) Mayor resistencia a los golpes y vibraciones.</text:p>
      <text:p text:style-name="Standard">d) Mayor durabilidad.</text:p>
      <text:p text:style-name="Standard"/>
      <text:p text:style-name="Standard">¿Qué tipo de disco duro es más adecuado para aplicaciones que requieren una combinación de alta capacidad de almacenamiento y velocidad de acceso a los datos?</text:p>
      <text:p text:style-name="Standard">a) SSHD (Solid State Hybrid Drive).</text:p>
      <text:p text:style-name="Standard">b) HDD (Hard Disk Drive).</text:p>
      <text:p text:style-name="Standard">c) SSD (Solid State Drive).</text:p>
      <text:p text:style-name="Standard">d) M.2.</text:p>
      <text:p text:style-name="Standard"/>
      <text:p text:style-name="Standard"><text:soft-page-break/>¿Qué componente del disco duro es responsable de cambiar la posición de los cabezales de lectura/escritura para acceder a diferentes áreas del disco?</text:p>
      <text:p text:style-name="Standard">a) Actuador.</text:p>
      <text:p text:style-name="Standard">b) Platos magnéticos.</text:p>
      <text:p text:style-name="Standard">c) Controladora.</text:p>
      <text:p text:style-name="Standard">d) Memoria caché.</text:p>
      <text:p text:style-name="Standard"/>
      <text:p text:style-name="Standard">¿Qué significa la sigla "SSD" en el contexto de almacenamiento de datos?</text:p>
      <text:p text:style-name="Standard">a) Solid State Disk.</text:p>
      <text:p text:style-name="Standard">b) Silicon Storage Device.</text:p>
      <text:p text:style-name="Standard">c) Secure Storage Drive.</text:p>
      <text:p text:style-name="Standard">d) Solid State Drive.</text:p>
      <text:p text:style-name="Standard"/>
      <text:p text:style-name="Standard">¿Cuál es el componente principal utilizado para almacenar datos en un SSD?</text:p>
      <text:p text:style-name="Standard">a) Memoria RAM.</text:p>
      <text:p text:style-name="Standard">b) Discos magnéticos.</text:p>
      <text:p text:style-name="Standard">c) Memoria flash.</text:p>
      <text:p text:style-name="Standard">d) Tubos de vacío.</text:p>
      <text:p text:style-name="Standard"/>
      <text:p text:style-name="Standard">¿Qué tecnología de memoria se utiliza comúnmente en los SSD modernos?</text:p>
      <text:p text:style-name="Standard">a) NAND.</text:p>
      <text:p text:style-name="Standard">b) DRAM.</text:p>
      <text:p text:style-name="Standard">c) NOR.</text:p>
      <text:p text:style-name="Standard">d) SRAM.</text:p>
      <text:p text:style-name="Standard"/>
      <text:p text:style-name="Standard">¿Qué característica hace que los SSD sean más rápidos en comparación con los discos duros tradicionales?</text:p>
      <text:p text:style-name="Standard">a) La ausencia de partes móviles.</text:p>
      <text:p text:style-name="Standard">b) La presencia de cabezales de lectura/escritura.</text:p>
      <text:p text:style-name="Standard">c) La velocidad de rotación de los discos.</text:p>
      <text:p text:style-name="Standard">d) La densidad de almacenamiento magnético.</text:p>
      <text:p text:style-name="Standard"/>
      <text:p text:style-name="Standard">¿Cómo se almacenan los datos en una celda de memoria NAND en un SSD?</text:p>
      <text:p text:style-name="Standard">a) En forma de cargas eléctricas.</text:p>
      <text:p text:style-name="Standard">b) En forma de campos magnéticos.</text:p>
      <text:p text:style-name="Standard">c) En forma de pulsos de luz.</text:p>
      <text:p text:style-name="Standard">d) En forma de señales de radio.</text:p>
      <text:p text:style-name="Standard"/>
      <text:p text:style-name="Standard">¿Qué tecnología de memoria NAND se utiliza comúnmente en los SSD para almacenamiento de datos?</text:p>
      <text:p text:style-name="Standard">a) SLC (Single-Level Cell).</text:p>
      <text:p text:style-name="Standard">b) MLC (Multi-Level Cell).</text:p>
      <text:p text:style-name="Standard">c) TLC (Triple-Level Cell).</text:p>
      <text:p text:style-name="Standard">d) QLC (Quad-Level Cell).</text:p>
      <text:p text:style-name="Standard"/>
      <text:p text:style-name="Standard">¿Cuál es la principal diferencia entre SLC y TLC en términos de almacenamiento de datos?</text:p>
      <text:p text:style-name="Standard">a) La velocidad de lectura/escritura.</text:p>
      <text:p text:style-name="Standard">b) La durabilidad.</text:p>
      <text:p text:style-name="Standard">c) La densidad de almacenamiento.</text:p>
      <text:p text:style-name="Standard">d) La compatibilidad.</text:p>
      <text:p text:style-name="Standard"/>
      <text:p text:style-name="Standard"><text:soft-page-break/>¿Qué tipo de celda de memoria NAND ofrece la mejor durabilidad y velocidad, pero tiene una menor densidad de almacenamiento?</text:p>
      <text:p text:style-name="Standard">a) SLC (Single-Level Cell).</text:p>
      <text:p text:style-name="Standard">b) MLC (Multi-Level Cell).</text:p>
      <text:p text:style-name="Standard">c) TLC (Triple-Level Cell).</text:p>
      <text:p text:style-name="Standard">d) QLC (Quad-Level Cell).</text:p>
      <text:p text:style-name="Standard"/>
      <text:p text:style-name="Standard">¿Qué factor puede afectar negativamente la vida útil de un SSD?</text:p>
      <text:p text:style-name="Standard">a) El número de ciclos de escritura.</text:p>
      <text:p text:style-name="Standard">b) La temperatura ambiente.</text:p>
      <text:p text:style-name="Standard">c) La velocidad de lectura/escritura.</text:p>
      <text:p text:style-name="Standard">d) La marca del SSD.</text:p>
      <text:p text:style-name="Standard"/>
      <text:p text:style-name="Standard">¿Qué tecnología se utiliza para gestionar el desgaste de las celdas de memoria en un SSD?</text:p>
      <text:p text:style-name="Standard">a) Algoritmos de corrección de errores.</text:p>
      <text:p text:style-name="Standard">b) Algoritmos de compresión de datos.</text:p>
      <text:p text:style-name="Standard">c) Algoritmos de cifrado de datos.</text:p>
      <text:p text:style-name="Standard">d) Algoritmos de nivelación de desgaste.</text:p>
      <text:p text:style-name="Standard"/>
      <text:p text:style-name="Standard">¿Qué es la "nivelación de desgaste" en un SSD?</text:p>
      <text:p text:style-name="Standard">a) El proceso de distribuir uniformemente las operaciones de escritura en todas las celdas de memoria.</text:p>
      <text:p text:style-name="Standard">b) El proceso de eliminar los datos obsoletos de las celdas de memoria.</text:p>
      <text:p text:style-name="Standard">c) El proceso de aumentar la velocidad de lectura/escritura del SSD.</text:p>
      <text:p text:style-name="Standard">d) El proceso de dividir el SSD en particiones virtuales.</text:p>
      <text:p text:style-name="Standard"/>
      <text:p text:style-name="Standard">¿Cuál es la principal ventaja de un SSD M.2 en comparación con un SSD SATA?</text:p>
      <text:p text:style-name="Standard">a) Tamaño más pequeño.</text:p>
      <text:p text:style-name="Standard">b) Mayor velocidad de transferencia.</text:p>
      <text:p text:style-name="Standard">c) Mayor capacidad de almacenamiento.</text:p>
      <text:p text:style-name="Standard">d) Mayor durabilidad.</text:p>
      <text:p text:style-name="Standard"/>
      <text:p text:style-name="Standard">¿Qué tipo de SSD se conecta directamente a la placa base de una computadora sin cables?</text:p>
      <text:p text:style-name="Standard">a) M.2.</text:p>
      <text:p text:style-name="Standard">b) SATA.</text:p>
      <text:p text:style-name="Standard">c) PCIe.</text:p>
      <text:p text:style-name="Standard">d) NVMe.</text:p>
      <text:p text:style-name="Standard"/>
      <text:p text:style-name="Standard">¿Cuál es la principal diferencia entre un SSD SATA y un SSD NVMe?</text:p>
      <text:p text:style-name="Standard">a) El protocolo de comunicación utilizado.</text:p>
      <text:p text:style-name="Standard">b) La tecnología de memoria utilizada.</text:p>
      <text:p text:style-name="Standard">c) La velocidad de lectura/escritura.</text:p>
      <text:p text:style-name="Standard">d) La capacidad de almacenamiento.</text:p>
      <text:p text:style-name="Standard"/>
      <text:p text:style-name="Standard">¿Qué tipo de conexión se utiliza comúnmente para los SSD NVMe?</text:p>
      <text:p text:style-name="Standard">a) PCIe (Peripheral Component Interconnect Express).</text:p>
      <text:p text:style-name="Standard">b) USB (Universal Serial Bus).</text:p>
      <text:p text:style-name="Standard">c) Thunderbolt.</text:p>
      <text:p text:style-name="Standard">d) FireWire.</text:p>
      <text:p text:style-name="Standard"/>
      <text:p text:style-name="Standard">¿Qué significa la sigla "NVMe" en el contexto de almacenamiento de datos?</text:p>
      <text:p text:style-name="Standard">a) Non-Volatile Memory Express.</text:p>
      <text:p text:style-name="Standard"><text:soft-page-break/>b) New Version Memory Enhancement.</text:p>
      <text:p text:style-name="Standard">c) Next-Generation Volatile Memory.</text:p>
      <text:p text:style-name="Standard">d) Networked Virtual Memory Extension.</text:p>
      <text:p text:style-name="Standard"/>
      <text:p text:style-name="Standard">¿Qué característica hace que los SSD NVMe sean más rápidos en comparación con los SSD SATA?</text:p>
      <text:p text:style-name="Standard">a) El protocolo de comunicación más eficiente.</text:p>
      <text:p text:style-name="Standard">b) La mayor densidad de almacenamiento.</text:p>
      <text:p text:style-name="Standard">c) La tecnología de celdas de memoria.</text:p>
      <text:p text:style-name="Standard">d) El tamaño físico más pequeño.</text:p>
      <text:p text:style-name="Standard"/>
      <text:p text:style-name="Standard">¿Cuál es la principal desventaja de los SSD NVMe en comparación con los SSD SATA?</text:p>
      <text:p text:style-name="Standard">a) Mayor costo.</text:p>
      <text:p text:style-name="Standard">b) Menor velocidad de transferencia.</text:p>
      <text:p text:style-name="Standard">c) Menor capacidad de almacenamiento.</text:p>
      <text:p text:style-name="Standard">d) Menor durabilidad.</text:p>
      <text:p text:style-name="Standard"/>
      <text:p text:style-name="Standard">¿Qué tipo de SSD es más adecuado para aplicaciones que requieren un alto rendimiento y una baja latencia?</text:p>
      <text:p text:style-name="Standard">a) SSD NVMe.</text:p>
      <text:p text:style-name="Standard">b) SSD SATA.</text:p>
      <text:p text:style-name="Standard">c) SSD M.2.</text:p>
      <text:p text:style-name="Standard">d) SSD PCIe.</text:p>
      <text:p text:style-name="Standard"/>
      <text:p text:style-name="Standard">¿Cuál es una de las principales tendencias en el desarrollo de tecnologías de almacenamiento SSD?</text:p>
      <text:p text:style-name="Standard">a) Aumento de la capacidad de almacenamiento.</text:p>
      <text:p text:style-name="Standard">b) Reducción del tamaño físico.</text:p>
      <text:p text:style-name="Standard">c) Mejora de la velocidad de transferencia.</text:p>
      <text:p text:style-name="Standard">d) Todas las anteriores.</text:p>
      <text:p text:style-name="Standard"/>
      <text:p text:style-name="Standard"/>
      <text:p text:style-name="Standard">¿Cuál es el propósito principal del uso del soldador en la reparación de componentes electrónicos?</text:p>
      <text:p text:style-name="Standard">a) Limpiar los componentes.</text:p>
      <text:p text:style-name="Standard">b) Refrescar la apariencia de los circuitos.</text:p>
      <text:p text:style-name="Standard">c) Unir componentes mediante soldadura.</text:p>
      <text:p text:style-name="Standard">d) Medir la resistencia de los componentes.</text:p>
      <text:p text:style-name="Standard"/>
      <text:p text:style-name="Standard">¿Cuál es uno de los principales riesgos al soldar componentes electrónicos?</text:p>
      <text:p text:style-name="Standard">a) Dañar los componentes por el calor.</text:p>
      <text:p text:style-name="Standard">b) Aumentar la durabilidad de los componentes.</text:p>
      <text:p text:style-name="Standard">c) Mejorar la conductividad de los circuitos.</text:p>
      <text:p text:style-name="Standard">d) Reducir el consumo de energía.</text:p>
      <text:p text:style-name="Standard"/>
      <text:p text:style-name="Standard">¿Qué tipo de estaño se utiliza comúnmente en la soldadura de componentes electrónicos?</text:p>
      <text:p text:style-name="Standard">a) Estaño-plomo.</text:p>
      <text:p text:style-name="Standard">b) Estaño-plata.</text:p>
      <text:p text:style-name="Standard">c) Estaño-aluminio.</text:p>
      <text:p text:style-name="Standard">d) Estaño-cobre.</text:p>
      <text:p text:style-name="Standard"/>
      <text:p text:style-name="Standard">¿Cuál es una característica importante del estaño utilizado en soldadura electrónica?</text:p>
      <text:p text:style-name="Standard">a) Punto de fusión bajo.</text:p>
      <text:p text:style-name="Standard">b) Alta conductividad eléctrica.</text:p>
      <text:p text:style-name="Standard">c) Alta resistencia a la corrosión.</text:p>
      <text:p text:style-name="Standard"><text:soft-page-break/>d) Baja densidad.</text:p>
      <text:p text:style-name="Standard"/>
      <text:p text:style-name="Standard">¿Por qué se ha reducido el uso de estaño-plomo en la soldadura de componentes electrónicos?</text:p>
      <text:p text:style-name="Standard">a) Por su baja conductividad eléctrica.</text:p>
      <text:p text:style-name="Standard">b) Por su toxicidad y efectos en la salud.</text:p>
      <text:p text:style-name="Standard">c) Por su alto costo.</text:p>
      <text:p text:style-name="Standard">d) Por su baja disponibilidad en el mercado.</text:p>
      <text:p text:style-name="Standard"/>
      <text:p text:style-name="Standard">¿Qué legislación europea regula el uso de estaño-plomo en la soldadura de componentes electrónicos?</text:p>
      <text:p text:style-name="Standard">a) Directiva RoHS (Restriction of Hazardous Substances).</text:p>
      <text:p text:style-name="Standard">b) Directiva CE (Conformité Européenne).</text:p>
      <text:p text:style-name="Standard">c) Directiva WEEE (Waste Electrical and Electronic Equipment).</text:p>
      <text:p text:style-name="Standard">d) Directiva EMC (Electromagnetic Compatibility).</text:p>
      <text:p text:style-name="Standard"/>
      <text:p text:style-name="Standard">¿Qué objetivo principal persigue la Directiva RoHS en relación con el uso de estaño-plomo en la soldadura electrónica?</text:p>
      <text:p text:style-name="Standard">a) Reducir la emisión de gases de efecto invernadero.</text:p>
      <text:p text:style-name="Standard">b) Limitar la exposición a sustancias peligrosas en productos electrónicos.</text:p>
      <text:p text:style-name="Standard">c) Promover la eficiencia energética en la fabricación de dispositivos electrónicos.</text:p>
      <text:p text:style-name="Standard">d) Establecer estándares de calidad para productos electrónicos.</text:p>
      <text:p text:style-name="Standard"/>
      <text:p text:style-name="Standard">¿Qué es un "tester de placas" en el contexto de la electrónica?</text:p>
      <text:p text:style-name="Standard">a) Un dispositivo para medir la temperatura de las placas de circuito.</text:p>
      <text:p text:style-name="Standard">b) Un instrumento para verificar la integridad y funcionalidad de las placas de circuito.</text:p>
      <text:p text:style-name="Standard">c) Un equipo para grabar diseños en placas de circuito.</text:p>
      <text:p text:style-name="Standard">d) Un dispositivo para limpiar las placas de circuito.</text:p>
      <text:p text:style-name="Standard"/>
      <text:p text:style-name="Standard">¿Cuál es una función común de un tester de placas en la reparación de componentes electrónicos?</text:p>
      <text:p text:style-name="Standard">a) Medir la resistencia eléctrica de los componentes.</text:p>
      <text:p text:style-name="Standard">b) Evaluar la calidad del estaño utilizado en la soldadura.</text:p>
      <text:p text:style-name="Standard">c) Identificar y localizar cortocircuitos en la placa.</text:p>
      <text:p text:style-name="Standard">d) Calibrar la temperatura del soldador.</text:p>
      <text:p text:style-name="Standard"/>
      <text:p text:style-name="Standard">¿Qué es un "tester de fuentes" en el contexto de la electrónica?</text:p>
      <text:p text:style-name="Standard">a) Un dispositivo para medir la tensión de salida de las fuentes de alimentación.</text:p>
      <text:p text:style-name="Standard">b) Un instrumento para probar la integridad de las fuentes de energía renovable.</text:p>
      <text:p text:style-name="Standard">c) Un equipo para comprobar la calidad del suministro eléctrico de una fuente de alimentación.</text:p>
      <text:p text:style-name="Standard">d) Un dispositivo para limpiar las conexiones de las fuentes de alimentación.</text:p>
      <text:p text:style-name="Standard"/>
      <text:p text:style-name="Standard">¿Qué función cumple un tester de fuentes en la reparación de componentes electrónicos?</text:p>
      <text:p text:style-name="Standard">a) Verificar la estabilidad de voltaje y corriente de una fuente de alimentación.</text:p>
      <text:p text:style-name="Standard">b) Medir la temperatura de los componentes de una fuente de alimentación.</text:p>
      <text:p text:style-name="Standard">c) Identificar y localizar fugas de energía en una fuente de alimentación.</text:p>
      <text:p text:style-name="Standard">d) Calibrar la frecuencia de salida de una fuente de alimentación.</text:p>
      <text:p text:style-name="Standard"/>
      <text:p text:style-name="Standard">¿Cuál es uno de los beneficios de utilizar un tester de placas en la reparación de componentes electrónicos?</text:p>
      <text:p text:style-name="Standard">a) Ahorrar tiempo al identificar rápidamente fallas en la placa.</text:p>
      <text:p text:style-name="Standard">b) Reducir el costo de los materiales de reparación.</text:p>
      <text:p text:style-name="Standard">c) Aumentar la resistencia de los componentes electrónicos.</text:p>
      <text:p text:style-name="Standard">d) Mejorar la calidad estética de la placa.</text:p>
      <text:p text:style-name="Standard"><text:soft-page-break/></text:p>
      <text:p text:style-name="Standard">¿Qué tipo de herramienta se utiliza comúnmente para aplicar estaño durante el proceso de soldadura?</text:p>
      <text:p text:style-name="Standard">a) Soldador.</text:p>
      <text:p text:style-name="Standard">b) Multímetro.</text:p>
      <text:p text:style-name="Standard">c) Osciloscopio.</text:p>
      <text:p text:style-name="Standard">d) Pistola de calor.</text:p>
      <text:p text:style-name="Standard"/>
      <text:p text:style-name="Standard">¿Qué característica del soldador es importante considerar para trabajos de precisión en componentes electrónicos?</text:p>
      <text:p text:style-name="Standard">a) Potencia y temperatura regulable.</text:p>
      <text:p text:style-name="Standard">b) Longitud del cable.</text:p>
      <text:p text:style-name="Standard">c) Tamaño del mango.</text:p>
      <text:p text:style-name="Standard">d) Tipo de punta.</text:p>
      <text:p text:style-name="Standard"/>
      <text:p text:style-name="Standard">¿Qué precaución se debe tomar al utilizar un soldador en la reparación de componentes electrónicos?</text:p>
      <text:p text:style-name="Standard">a) Usar guantes protectores.</text:p>
      <text:p text:style-name="Standard">b) Mantener el área de trabajo ventilada.</text:p>
      <text:p text:style-name="Standard">c) No tocar la punta caliente del soldador.</text:p>
      <text:p text:style-name="Standard">d) Todas las anteriores.</text:p>
      <text:p text:style-name="Standard"/>
      <text:p text:style-name="Standard">¿Cuál es una técnica común para evitar daños por calor al soldar componentes electrónicos sensibles?</text:p>
      <text:p text:style-name="Standard">a) Utilizar soldadura con plomo.</text:p>
      <text:p text:style-name="Standard">b) Utilizar una pistola de aire caliente.</text:p>
      <text:p text:style-name="Standard">c) Aplicar refrigerante directamente sobre la placa.</text:p>
      <text:p text:style-name="Standard">d) Aumentar la temperatura del soldador.</text:p>
      <text:p text:style-name="Standard"/>
      <text:p text:style-name="Standard">¿Qué tipo de componente se debe tener cuidado de no dañar con el calor al soldar?</text:p>
      <text:p text:style-name="Standard">a) Capacitores electrolíticos.</text:p>
      <text:p text:style-name="Standard">b) Resistencias de montaje superficial (SMD).</text:p>
      <text:p text:style-name="Standard">c) Transistores de efecto de campo (FET).</text:p>
      <text:p text:style-name="Standard">d) LED (Diodos Emisores de Luz).</text:p>
      <text:p text:style-name="Standard"/>
      <text:p text:style-name="Standard">¿Cuál es una medida importante de seguridad al utilizar soldadores en un entorno profesional?</text:p>
      <text:p text:style-name="Standard">a) Usar gafas de seguridad.</text:p>
      <text:p text:style-name="Standard">b) Mantener las herramientas limpias y secas.</text:p>
      <text:p text:style-name="Standard">c) Trabajar en un área con buena ventilación.</text:p>
      <text:p text:style-name="Standard">d) Apagar el soldador cuando no esté en uso.</text:p>
      <text:p text:style-name="Standard"/>
      <text:p text:style-name="Standard">¿Qué legislación de la Unión Europea establece requisitos de seguridad para herramientas eléctricas, incluidos los soldadores?</text:p>
      <text:p text:style-name="Standard">a)Directiva 2014/35/UE sobre equipos de baja tensión.</text:p>
      <text:p text:style-name="Standard">b) Directiva 2004/108/CE sobre compatibilidad electromagnética.</text:p>
      <text:p text:style-name="Standard">c) Directiva 2012/19/UE sobre residuos de aparatos eléctricos y electrónicos.</text:p>
      <text:p text:style-name="Standard">d) Directiva 2006/42/CE sobre maquinaria.</text:p>
      <text:p text:style-name="Standard"/>
      <text:p text:style-name="Standard"/>
      <text:p text:style-name="Standard">¿Qué significa la sigla "CE" en el contexto de la legislación de la Unión Europea sobre herramientas eléctricas como los soldadores?</text:p>
      <text:p text:style-name="Standard">a) Conformité Européenne (Conformidad Europea).</text:p>
      <text:p text:style-name="Standard"><text:soft-page-break/>b) Compatibilité Électrique (Compatibilidad Eléctrica).</text:p>
      <text:p text:style-name="Standard">c) Certificat d'Évaluation (Certificado de Evaluación).</text:p>
      <text:p text:style-name="Standard">d) Conduite d'Essais (Conducción de Pruebas)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1:08:22.923926325</meta:creation-date>
    <dc:date>2025-01-18T19:13:47.123565425</dc:date>
    <meta:editing-duration>PT9H2M29S</meta:editing-duration>
    <meta:editing-cycles>3</meta:editing-cycles>
    <meta:generator>LibreOffice/24.2.2.2$Linux_X86_64 LibreOffice_project/d56cc158d8a96260b836f100ef4b4ef25d6f1a01</meta:generator>
    <meta:document-statistic meta:table-count="0" meta:image-count="0" meta:object-count="0" meta:page-count="31" meta:paragraph-count="1250" meta:word-count="8561" meta:character-count="50580" meta:non-whitespace-character-count="43269"/>
  </office:meta>
</office:document-meta>
</file>